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192cm" fo:margin-left="1.356cm" fo:margin-right="1.15cm" table:align="margins" fo:keep-with-next="always" style:writing-mode="lr-tb"/>
    </style:style>
    <style:style style:name="Tabelle3.A" style:family="table-column">
      <style:table-column-properties style:column-width="5.147cm" style:rel-column-width="22202*"/>
    </style:style>
    <style:style style:name="Tabelle3.B" style:family="table-column">
      <style:table-column-properties style:column-width="2.574cm" style:rel-column-width="11101*"/>
    </style:style>
    <style:style style:name="Tabelle3.C" style:family="table-column">
      <style:table-column-properties style:column-width="3.007cm" style:rel-column-width="12973*"/>
    </style:style>
    <style:style style:name="Tabelle3.D" style:family="table-column">
      <style:table-column-properties style:column-width="4.464cm" style:rel-column-width="19259*"/>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5.192cm" fo:margin-left="1.356cm" fo:margin-right="1.15cm" table:align="margins" fo:keep-with-next="always" style:writing-mode="lr-tb"/>
    </style:style>
    <style:style style:name="Tabelle4.A" style:family="table-column">
      <style:table-column-properties style:column-width="5.172cm" style:rel-column-width="22309*"/>
    </style:style>
    <style:style style:name="Tabelle4.B" style:family="table-column">
      <style:table-column-properties style:column-width="2.526cm" style:rel-column-width="10895*"/>
    </style:style>
    <style:style style:name="Tabelle4.C" style:family="table-column">
      <style:table-column-properties style:column-width="3.006cm" style:rel-column-width="12965*"/>
    </style:style>
    <style:style style:name="Tabelle4.D" style:family="table-column">
      <style:table-column-properties style:column-width="4.489cm" style:rel-column-width="19366*"/>
    </style:style>
    <style:style style:name="Tabelle4.1" style:family="table-row">
      <style:table-row-properties style:min-row-height="0.674cm"/>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5.192cm" fo:margin-left="1.356cm" fo:margin-right="1.15cm" table:align="margins" fo:keep-with-next="always" style:writing-mode="lr-tb"/>
    </style:style>
    <style:style style:name="Tabelle5.A" style:family="table-column">
      <style:table-column-properties style:column-width="5.172cm" style:rel-column-width="22309*"/>
    </style:style>
    <style:style style:name="Tabelle5.B" style:family="table-column">
      <style:table-column-properties style:column-width="2.526cm" style:rel-column-width="10895*"/>
    </style:style>
    <style:style style:name="Tabelle5.C" style:family="table-column">
      <style:table-column-properties style:column-width="3.03cm" style:rel-column-width="13071*"/>
    </style:style>
    <style:style style:name="Tabelle5.D" style:family="table-column">
      <style:table-column-properties style:column-width="4.464cm" style:rel-column-width="19260*"/>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6" style:family="table">
      <style:table-properties style:width="15.226cm" fo:margin-left="1.356cm" fo:margin-right="1.117cm" table:align="margins" fo:keep-with-next="always" style:writing-mode="lr-tb"/>
    </style:style>
    <style:style style:name="Tabelle6.A" style:family="table-column">
      <style:table-column-properties style:column-width="3.247cm" style:rel-column-width="13977*"/>
    </style:style>
    <style:style style:name="Tabelle6.B" style:family="table-column">
      <style:table-column-properties style:column-width="4.69cm" style:rel-column-width="20187*"/>
    </style:style>
    <style:style style:name="Tabelle6.C" style:family="table-column">
      <style:table-column-properties style:column-width="2.983cm" style:rel-column-width="12838*"/>
    </style:style>
    <style:style style:name="Tabelle6.D" style:family="table-column">
      <style:table-column-properties style:column-width="4.306cm" style:rel-column-width="18533*"/>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7" style:family="table">
      <style:table-properties style:width="15.226cm" fo:margin-left="1.356cm" fo:margin-right="1.117cm" table:align="margins" fo:keep-with-next="always" style:writing-mode="lr-tb"/>
    </style:style>
    <style:style style:name="Tabelle7.A" style:family="table-column">
      <style:table-column-properties style:column-width="4.69cm" style:rel-column-width="20187*"/>
    </style:style>
    <style:style style:name="Tabelle7.B" style:family="table-column">
      <style:table-column-properties style:column-width="2.526cm" style:rel-column-width="10871*"/>
    </style:style>
    <style:style style:name="Tabelle7.C" style:family="table-column">
      <style:table-column-properties style:column-width="2.983cm" style:rel-column-width="12838*"/>
    </style:style>
    <style:style style:name="Tabelle7.D" style:family="table-column">
      <style:table-column-properties style:column-width="5.027cm" style:rel-column-width="21639*"/>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9" style:family="table">
      <style:table-properties style:width="15.192cm" fo:margin-left="1.356cm" fo:margin-right="1.15cm" table:align="margins" fo:keep-with-next="always" style:writing-mode="lr-tb"/>
    </style:style>
    <style:style style:name="Tabelle9.A" style:family="table-column">
      <style:table-column-properties style:column-width="4.473cm" style:rel-column-width="19296*"/>
    </style:style>
    <style:style style:name="Tabelle9.B" style:family="table-column">
      <style:table-column-properties style:column-width="3.247cm" style:rel-column-width="14007*"/>
    </style:style>
    <style:style style:name="Tabelle9.C" style:family="table-column">
      <style:table-column-properties style:column-width="2.983cm" style:rel-column-width="12866*"/>
    </style:style>
    <style:style style:name="Tabelle9.D" style:family="table-column">
      <style:table-column-properties style:column-width="4.489cm" style:rel-column-width="19366*"/>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e6"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D2" style:family="table-cell">
      <style:table-cell-properties fo:padding="0.097cm" fo:border-left="0.002cm solid #000000" fo:border-right="0.002cm solid #000000" fo:border-top="none" fo:border-bottom="0.002cm solid #000000"/>
    </style:style>
    <style:style style:name="Tabelle10" style:family="table">
      <style:table-properties style:width="15.192cm" fo:margin-left="1.356cm" fo:margin-right="1.15cm" table:align="margins" fo:keep-with-next="always" style:writing-mode="lr-tb"/>
    </style:style>
    <style:style style:name="Tabelle10.A" style:family="table-column">
      <style:table-column-properties style:column-width="4.441cm" style:rel-column-width="19159*"/>
    </style:style>
    <style:style style:name="Tabelle10.B" style:family="table-column">
      <style:table-column-properties style:column-width="3.304cm" style:rel-column-width="14251*"/>
    </style:style>
    <style:style style:name="Tabelle10.C" style:family="table-column">
      <style:table-column-properties style:column-width="2.958cm" style:rel-column-width="12760*"/>
    </style:style>
    <style:style style:name="Tabelle10.D" style:family="table-column">
      <style:table-column-properties style:column-width="4.489cm" style:rel-column-width="19365*"/>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D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Tabelle8" style:family="table">
      <style:table-properties style:width="17.15cm" fo:margin-left="0.298cm" fo:margin-right="0.25cm" table:align="margins" fo:keep-with-next="always" style:writing-mode="lr-tb"/>
    </style:style>
    <style:style style:name="Tabelle8.A" style:family="table-column">
      <style:table-column-properties style:column-width="6.013cm" style:rel-column-width="3409*"/>
    </style:style>
    <style:style style:name="Tabelle8.B" style:family="table-column">
      <style:table-column-properties style:column-width="2.454cm" style:rel-column-width="1391*"/>
    </style:style>
    <style:style style:name="Tabelle8.C" style:family="table-column">
      <style:table-column-properties style:column-width="3.078cm" style:rel-column-width="1745*"/>
    </style:style>
    <style:style style:name="Tabelle8.D" style:family="table-column">
      <style:table-column-properties style:column-width="5.606cm" style:rel-column-width="3178*"/>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0.848cm" fo:margin-left="2.838cm" fo:margin-right="4.013cm" style:page-number="0" fo:break-before="auto" fo:break-after="auto" table:align="margins" fo:background-color="transparent" style:shadow="none" fo:keep-with-next="always" style:may-break-between-rows="true" style:writing-mode="lr-tb">
        <style:background-image/>
      </style:table-properties>
    </style:style>
    <style:style style:name="Tabelle11.A" style:family="table-column">
      <style:table-column-properties style:column-width="6.041cm" style:rel-column-width="3425*"/>
    </style:style>
    <style:style style:name="Tabelle11.B" style:family="table-column">
      <style:table-column-properties style:column-width="4.807cm" style:rel-column-width="2725*"/>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e6e6e6" fo:padding="0.097cm" fo:border-left="0.002cm solid #000000" fo:border-right="none" fo:border-top="0.002cm solid #000000" fo:border-bottom="0.002cm solid #000000" style:writing-mode="lr-tb">
        <style:background-image/>
      </style:table-cell-properties>
    </style:style>
    <style:style style:name="Tabelle11.B1" style:family="table-cell">
      <style:table-cell-properties style:vertical-align="" fo:background-color="#e6e6e6" fo:padding="0.097cm" fo:border="0.002cm solid #000000" style:writing-mode="lr-tb">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8.601cm"/>
          <style:tab-stop style:position="12.102cm"/>
        </style:tab-stops>
      </style:paragraph-properties>
    </style:style>
    <style:style style:name="P13" style:family="paragraph" style:parent-style-name="Standard">
      <style:text-properties fo:color="#000000"/>
    </style:style>
    <style:style style:name="P14" style:family="paragraph" style:parent-style-name="Standard">
      <style:paragraph-properties>
        <style:tab-stops>
          <style:tab-stop style:position="8.601cm"/>
          <style:tab-stop style:position="12.102cm"/>
        </style:tab-stops>
      </style:paragraph-properties>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18"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19"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text-rotation-angle="0" style:text-rotation-scale="line-height"/>
    </style:style>
    <style:style style:name="P20" style:family="paragraph" style:parent-style-name="Table_20_Contents_20__28_user_29_">
      <style:paragraph-properties fo:margin-top="0cm" fo:margin-bottom="0cm" fo:text-align="start" style:justify-single-word="false" style:snap-to-layout-grid="false"/>
      <style:text-properties fo:font-size="10pt" style:font-size-asian="10pt" style:font-size-complex="10pt"/>
    </style:style>
    <style:style style:name="P21"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style>
    <style:style style:name="P22" style:family="paragraph" style:parent-style-name="Table_20_Contents_20__28_user_29_">
      <style:paragraph-properties fo:margin-top="0cm" fo:margin-bottom="0cm" fo:text-align="start"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23" style:family="paragraph" style:parent-style-name="Table_20_Contents_20__28_user_29_">
      <style:paragraph-properties fo:margin-top="0cm" fo:margin-bottom="0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24" style:family="paragraph" style:parent-style-name="Table_20_Contents_20__28_user_29_">
      <style:paragraph-properties fo:margin-top="0cm" fo:margin-bottom="0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text-rotation-angle="0" style:text-rotation-scale="line-height"/>
    </style:style>
    <style:style style:name="P25" style:family="paragraph" style:parent-style-name="Standard">
      <style:paragraph-properties fo:margin-left="-0.026cm" fo:margin-right="0cm" fo:text-align="justify" style:justify-single-word="false" fo:text-indent="0cm" style:auto-text-indent="false">
        <style:tab-stops/>
      </style:paragraph-properties>
    </style:style>
    <style:style style:name="P26" style:family="paragraph" style:parent-style-name="Standard">
      <style:paragraph-properties fo:margin-left="3.44cm" fo:margin-right="0cm" fo:text-align="justify" style:justify-single-word="false" fo:text-indent="-3.466cm" style:auto-text-indent="false">
        <style:tab-stops/>
      </style:paragraph-properties>
    </style:style>
    <style:style style:name="P27" style:family="paragraph" style:parent-style-name="Standard">
      <style:paragraph-properties fo:margin-left="3.44cm" fo:margin-right="0cm" fo:text-align="start" style:justify-single-word="false" fo:text-indent="-3.466cm" style:auto-text-indent="false">
        <style:tab-stops/>
      </style:paragraph-properties>
    </style:style>
    <style:style style:name="P28" style:family="paragraph" style:parent-style-name="Standard">
      <style:paragraph-properties fo:margin-top="0cm" fo:margin-bottom="0.31cm" fo:text-align="justify" style:justify-single-word="false"/>
    </style:style>
    <style:style style:name="P29"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0"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1" style:family="paragraph" style:parent-style-name="Table_20_Contents_20__28_user_29_">
      <style:paragraph-properties fo:margin-left="0cm" fo:margin-right="-0.794cm" fo:margin-top="0cm" fo:margin-bottom="0cm" fo:text-align="start" style:justify-single-word="false" fo:text-indent="0cm" style:auto-text-indent="false" style:snap-to-layout-grid="false"/>
      <style:text-properties fo:font-size="10pt" style:font-size-asian="10pt" style:font-size-complex="10pt"/>
    </style:style>
    <style:style style:name="P32" style:family="paragraph" style:parent-style-name="Table_20_Contents_20__28_user_29_">
      <style:paragraph-properties fo:margin-left="0cm" fo:margin-right="-0.794cm" fo:margin-top="0cm" fo:margin-bottom="0cm" fo:text-align="start"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3" style:family="paragraph" style:parent-style-name="Table_20_Contents_20__28_user_29_">
      <style:paragraph-properties fo:margin-left="0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4" style:family="paragraph" style:parent-style-name="Table_20_Contents_20__28_user_29_">
      <style:paragraph-properties fo:margin-left="0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5" style:family="paragraph" style:parent-style-name="Table_20_Contents_20__28_user_29_">
      <style:paragraph-properties fo:margin-left="0cm" fo:margin-right="-0.097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36" style:family="paragraph" style:parent-style-name="Table_20_Contents_20__28_user_29_">
      <style:paragraph-properties fo:margin-left="0cm" fo:margin-right="-0.097cm" fo:margin-top="0cm" fo:margin-bottom="0cm" fo:text-align="center" style:justify-single-word="false" fo:text-indent="0cm" style:auto-text-indent="false" style:snap-to-layout-grid="false"/>
      <style:text-properties fo:font-size="10pt" style:font-size-asian="10pt" style:font-size-complex="10pt"/>
    </style:style>
    <style:style style:name="P37" style:family="paragraph" style:parent-style-name="Table_20_Contents_20__28_user_29_">
      <style:paragraph-properties fo:margin-left="-0.097cm" fo:margin-right="-0.097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8" style:family="paragraph" style:parent-style-name="Table_20_Contents_20__28_user_29_">
      <style:paragraph-properties fo:margin-left="0cm" fo:margin-right="-0.122cm" fo:margin-top="0cm" fo:margin-bottom="0cm" fo:text-align="center" style:justify-single-word="false" fo:text-indent="0cm" style:auto-text-indent="false" style:snap-to-layout-grid="false"/>
      <style:text-properties fo:font-size="10pt" style:text-underline-style="none" style:font-size-asian="10pt" style:font-size-complex="10pt" style:text-rotation-angle="0" style:text-rotation-scale="line-height"/>
    </style:style>
    <style:style style:name="P39" style:family="paragraph" style:parent-style-name="Table_20_Contents_20__28_user_29_">
      <style:paragraph-properties fo:margin-left="-0.963cm" fo:margin-right="-0.794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40" style:family="paragraph" style:parent-style-name="Table_20_Contents_20__28_user_29_">
      <style:paragraph-properties fo:margin-left="-0.843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1" style:family="paragraph" style:parent-style-name="Table_20_Contents_20__28_user_29_">
      <style:paragraph-properties fo:margin-left="-1.108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2" style:family="paragraph" style:parent-style-name="Table_20_Contents_20__28_user_29_">
      <style:paragraph-properties fo:margin-left="0cm" fo:margin-right="0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43" style:family="paragraph" style:parent-style-name="Table_20_Contents_20__28_user_29_">
      <style:paragraph-properties fo:margin-left="0cm" fo:margin-right="-0.67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4" style:family="paragraph" style:parent-style-name="Table_20_Contents_20__28_user_29_">
      <style:paragraph-properties fo:margin-left="0.095cm" fo:margin-right="0.095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45" style:family="paragraph" style:parent-style-name="Table_20_Contents_20__28_user_29_">
      <style:paragraph-properties fo:margin-left="-1.252cm" fo:margin-right="-0.794cm" fo:margin-top="0cm" fo:margin-bottom="0cm" fo:text-align="center" style:justify-single-word="false" fo:text-indent="0cm" style:auto-text-indent="false" style:snap-to-layout-grid="false"/>
      <style:text-properties fo:font-size="10pt" style:font-size-asian="10pt" style:font-size-complex="10pt"/>
    </style:style>
    <style:style style:name="P46" style:family="paragraph" style:parent-style-name="Standard" style:list-style-name="L1">
      <style:paragraph-properties>
        <style:tab-stops>
          <style:tab-stop style:position="8.601cm"/>
          <style:tab-stop style:position="12.102cm"/>
        </style:tab-stops>
      </style:paragraph-properties>
    </style:style>
    <style:style style:name="P47" style:family="paragraph" style:parent-style-name="Standard">
      <style:paragraph-properties fo:text-align="justify" style:justify-single-word="false"/>
      <style:text-properties style:use-window-font-color="true"/>
    </style:style>
    <style:style style:name="P48" style:family="paragraph" style:parent-style-name="Standard" style:list-style-name="">
      <style:paragraph-properties fo:text-align="justify" style:justify-single-word="false" style:text-autospace="none"/>
      <style:text-properties style:use-window-font-color="true"/>
    </style:style>
    <style:style style:name="P49" style:family="paragraph" style:parent-style-name="Standard">
      <style:paragraph-properties fo:text-align="justify" style:justify-single-word="false"/>
      <style:text-properties style:use-window-font-color="true" style:font-name="ArialMT" fo:font-size="12pt" style:font-name-asian="ArialMT" style:font-size-asian="12pt" style:font-name-complex="ArialMT" style:font-size-complex="12pt"/>
    </style:style>
    <style:style style:name="P50" style:family="paragraph" style:parent-style-name="Standard">
      <style:paragraph-properties fo:text-align="justify" style:justify-single-word="false"/>
    </style:style>
    <style:style style:name="P51" style:family="paragraph" style:parent-style-name="Standard" style:list-style-name="">
      <style:paragraph-properties style:text-autospace="none"/>
    </style:style>
    <style:style style:name="P52" style:family="paragraph" style:parent-style-name="Standard">
      <style:paragraph-properties style:snap-to-layout-grid="false"/>
    </style:style>
    <style:style style:name="P53" style:family="paragraph" style:parent-style-name="Standard" style:master-page-name="First_20_Page">
      <style:paragraph-properties style:page-number="1"/>
    </style:style>
    <style:style style:name="P54" style:family="paragraph" style:parent-style-name="Standard">
      <style:paragraph-properties fo:margin-top="0cm" fo:margin-bottom="0.31cm" fo:text-align="justify" style:justify-single-word="false"/>
    </style:style>
    <style:style style:name="P5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56" style:family="paragraph" style:parent-style-name="Heading_20_1">
      <style:paragraph-properties fo:break-before="page"/>
    </style:style>
    <style:style style:name="P57" style:family="paragraph" style:parent-style-name="Heading_20_2">
      <style:paragraph-properties fo:text-align="justify" style:justify-single-word="false"/>
    </style:style>
    <style:style style:name="P58" style:family="paragraph" style:parent-style-name="Heading_20_2">
      <style:paragraph-properties fo:text-align="justify" style:justify-single-word="false" fo:break-before="page"/>
    </style:style>
    <style:style style:name="P59" style:family="paragraph" style:parent-style-name="Heading_20_2">
      <style:paragraph-properties fo:background-color="#c0c0c0">
        <style:background-image/>
      </style:paragraph-properties>
      <style:text-properties fo:font-style="italic" fo:font-weight="normal" style:font-style-asian="italic" style:font-weight-asian="normal" style:font-style-complex="italic" style:font-weight-complex="normal"/>
    </style:style>
    <style:style style:name="P60"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61"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62" style:family="paragraph" style:parent-style-name="Table_20_Contents_20__28_user_29_">
      <style:paragraph-properties fo:margin-left="0cm" fo:margin-right="-0.122cm" fo:margin-top="0cm" fo:margin-bottom="0cm" fo:text-align="center" style:justify-single-word="false" fo:text-indent="0cm" style:auto-text-indent="false" style:snap-to-layout-grid="false">
        <style:tab-stops>
          <style:tab-stop style:position="6.05cm"/>
          <style:tab-stop style:position="8.539cm"/>
          <style:tab-stop style:position="12.102cm"/>
        </style:tab-stops>
      </style:paragraph-properties>
      <style:text-properties fo:font-size="10pt" style:text-underline-style="none" style:font-size-asian="10pt" style:font-size-complex="10pt" style:text-rotation-angle="0" style:text-rotation-scale="line-height"/>
    </style:style>
    <style:style style:name="P63" style:family="paragraph" style:parent-style-name="Table_20_Contents_20__28_user_29_">
      <style:paragraph-properties fo:margin-left="-0.963cm" fo:margin-right="-0.794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64" style:family="paragraph" style:parent-style-name="Table_20_Contents_20__28_user_29_">
      <style:paragraph-properties fo:margin-left="-0.843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65" style:family="paragraph" style:parent-style-name="Table_20_Contents_20__28_user_29_">
      <style:paragraph-properties fo:margin-left="-1.108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66" style:family="paragraph" style:parent-style-name="Table_20_Contents_20__28_user_29_">
      <style:paragraph-properties fo:margin-left="0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67" style:family="paragraph" style:parent-style-name="Table_20_Contents_20__28_user_29_">
      <style:paragraph-properties fo:margin-left="-1.252cm" fo:margin-right="-0.794cm" fo:margin-top="0cm" fo:margin-bottom="0cm" fo:text-align="center" style:justify-single-word="false" fo:text-indent="0cm" style:auto-text-indent="false" style:snap-to-layout-grid="false"/>
      <style:text-properties fo:font-size="10pt" style:font-size-asian="10pt" style:font-size-complex="10pt"/>
    </style:style>
    <style:style style:name="P68" style:family="paragraph" style:parent-style-name="Table_20_Contents_20__28_user_29_">
      <style:paragraph-properties fo:margin-left="0cm" fo:margin-right="-0.67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69" style:family="paragraph" style:parent-style-name="Table_20_Contents_20__28_user_29_">
      <style:paragraph-properties fo:margin-left="0cm" fo:margin-right="-0.097cm" fo:margin-top="0cm" fo:margin-bottom="0cm" fo:text-align="start" style:justify-single-word="false" fo:text-indent="0cm" style:auto-text-indent="false" style:snap-to-layout-grid="false"/>
      <style:text-properties fo:font-size="10pt" style:font-size-asian="10pt" style:font-size-complex="10pt"/>
    </style:style>
    <style:style style:name="P70" style:family="paragraph" style:parent-style-name="Table_20_Contents_20__28_user_29_">
      <style:paragraph-properties fo:margin-left="-0.265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71" style:family="paragraph" style:parent-style-name="Table_20_Contents_20__28_user_29_">
      <style:paragraph-properties fo:margin-left="-0.009cm" fo:margin-right="-0.053cm" fo:margin-top="0cm" fo:margin-bottom="0cm" fo:text-align="center" style:justify-single-word="false" fo:text-indent="0cm" style:auto-text-indent="false" style:snap-to-layout-grid="false"/>
      <style:text-properties fo:font-size="10pt" style:font-size-asian="10pt" style:font-size-complex="10pt"/>
    </style:style>
    <style:style style:name="P72" style:family="paragraph" style:parent-style-name="Table_20_Contents_20__28_user_29_">
      <style:paragraph-properties fo:margin-left="-0.009cm" fo:margin-right="-0.03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73" style:family="paragraph" style:parent-style-name="Table_20_Contents_20__28_user_29_">
      <style:paragraph-properties fo:margin-left="-0.009cm" fo:margin-right="-0.03cm" fo:margin-top="0cm" fo:margin-bottom="0cm" fo:text-align="center" style:justify-single-word="false" fo:text-indent="0cm" style:auto-text-indent="false" style:snap-to-layout-grid="false"/>
      <style:text-properties fo:font-size="10pt" style:font-size-asian="10pt" style:font-size-complex="10pt"/>
    </style:style>
    <style:style style:name="P74" style:family="paragraph" style:parent-style-name="Table_20_Contents_20__28_user_29_">
      <style:paragraph-properties fo:margin-left="-0.053cm" fo:margin-right="-0.009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75" style:family="paragraph" style:parent-style-name="Table_20_Contents_20__28_user_29_">
      <style:paragraph-properties fo:margin-left="-0.053cm" fo:margin-right="-0.009cm" fo:margin-top="0cm" fo:margin-bottom="0cm" fo:text-align="center" style:justify-single-word="false" fo:text-indent="0cm" style:auto-text-indent="false" style:snap-to-layout-grid="false"/>
      <style:text-properties fo:font-size="10pt" style:font-size-asian="10pt" style:font-size-complex="10pt"/>
    </style:style>
    <style:style style:name="P76" style:family="paragraph">
      <style:paragraph-properties fo:text-align="star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style:use-window-font-color="true" style:font-name="ArialMT" fo:font-size="12pt" style:font-name-asian="ArialMT" style:font-size-asian="12pt" style:font-name-complex="ArialMT" style:font-size-complex="12pt"/>
    </style:style>
    <style:style style:name="T5"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form:checkbox form:name="Markierfeld 3" form:control-implementation="ooo:com.sun.star.form.component.CheckBox" form:id="control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Hardware- und System-Komponenten<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5"><text:span text:style-name="T3">Datum</text:span><text:tab/><text:modification-date style:data-style-name="N36">16.06.2010</text:modification-date></text:p>
      <text:p text:style-name="P17"><text:span text:style-name="T3">Quelle</text:span><text:tab/>Google Code → Dokumente → 04_Test → 04.01_Testspezifikation</text:p>
      <text:p text:style-name="P18"><text:span text:style-name="T3">Autoren</text:span><text:tab/>Norman Nieß</text:p>
      <text:p text:style-name="P15"><text:tab/>Kai Dziembala</text:p>
      <text:p text:style-name="P15"><text:span text:style-name="T3">Version</text:span><text:tab/><text:reference-mark-start text:name="Version"/><text:span text:style-name="Version_20_Char">0.3</text:span><text:reference-mark-end text:name="Version"/></text:p>
      <text:p text:style-name="P15"><text:span text:style-name="T3">Status</text:span><text:tab/>zum Review 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3.06.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 für die Hardware- und System-Komponente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09.06.2010</text:p>
          </table:table-cell>
          <table:table-cell table:style-name="Tabelle1.A2" office:value-type="float" office:value="0">
            <text:p text:style-name="P8">Kai Dziembala<text:line-break/>Norman Nieß</text:p>
          </table:table-cell>
          <table:table-cell table:style-name="Tabelle1.D2" office:value-type="float" office:value="0">
            <text:p text:style-name="P8">Vorbereitung Testfall 5 und 6, Layoutanpassung, Behebung von Rechtschreibfehlern</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0.06.2010</text:p>
          </table:table-cell>
          <table:table-cell table:style-name="Tabelle1.A2" office:value-type="float" office:value="0">
            <text:p text:style-name="P8">Kai Dziembala<text:line-break/>Norman Nieß</text:p>
          </table:table-cell>
          <table:table-cell table:style-name="Tabelle1.D2" office:value-type="float" office:value="0">
            <text:p text:style-name="P8">Arbeit an Testfall 5 und 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6.06.2010</text:p>
          </table:table-cell>
          <table:table-cell table:style-name="Tabelle1.A2" office:value-type="float" office:value="0">
            <text:p text:style-name="P8">Kai Dziembala<text:line-break/>Norman Nieß</text:p>
          </table:table-cell>
          <table:table-cell table:style-name="Tabelle1.D2" office:value-type="float" office:value="0">
            <text:p text:style-name="P8">Fertigstellung Testfall 5 und 6</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0">1 <text:s/>Historie<text:tab/>2</text:p>
          <text:p text:style-name="P60">2 <text:s/>Inhaltsverzeichnis<text:tab/>3</text:p>
          <text:p text:style-name="P60">3 <text:s/>Testziele<text:tab/>5</text:p>
          <text:p text:style-name="P60">4 <text:s/>Testfall 1 „Schienennetz, Sensor- und Magnetpositionen“<text:tab/>6</text:p>
          <text:p text:style-name="P61">4.1 <text:s/>Identifikation der Testobjekte<text:tab/>6</text:p>
          <text:p text:style-name="P61">4.2 <text:s/>Check-Liste<text:tab/>6</text:p>
          <text:p text:style-name="P60">5 <text:s/>Testfall 2 „Manuelle Verstellbarkeit der Weichen und Entkoppler“<text:tab/>7</text:p>
          <text:p text:style-name="P61">5.1 <text:s/>Identifikation der Testobjekte<text:tab/>7</text:p>
          <text:p text:style-name="P61">5.2 <text:s/>Check-Liste<text:tab/>7</text:p>
          <text:p text:style-name="P60">6 <text:s/>Testfall 3 „Ferngesteuerte Verstellbarkeit der Weichen und Entkoppler“<text:tab/>8</text:p>
          <text:p text:style-name="P61">6.1 <text:s/>Identifikation der Testobjekte<text:tab/>8</text:p>
          <text:p text:style-name="P61">6.2 <text:s/>Check-Liste<text:tab/>8</text:p>
          <text:p text:style-name="P60">7 <text:s/>Testfall 4 „Ferngesteuertes Fahren der Lokomotiven“<text:tab/>9</text:p>
          <text:p text:style-name="P61">7.1 <text:s/>Identifikation der Testobjekte<text:tab/>9</text:p>
          <text:p text:style-name="P61">7.2 <text:s/>Check-Liste<text:tab/>9</text:p>
          <text:p text:style-name="P60">8 <text:s/>Testfall 5 „Mikrocontroller gesteuerter Fahrbefehl “<text:tab/>10</text:p>
          <text:p text:style-name="P61">8.1 <text:s/>Identifikation der Testobjekte<text:tab/>10</text:p>
          <text:p text:style-name="P61">8.2 <text:s/>Test-Identifikation<text:tab/>10</text:p>
          <text:p text:style-name="P61">8.3 <text:s/>Testfallbeschreibung<text:tab/>10</text:p>
          <text:p text:style-name="P61">8.4 <text:s/>Testskript<text:tab/>10</text:p>
          <text:p text:style-name="P61">8.5 <text:s/>Testreferenz<text:tab/>11</text:p>
          <text:p text:style-name="P61">8.6 <text:s/>Test-Protokoll<text:tab/>11</text:p>
          <text:p text:style-name="P60">9 <text:s/>Testfall 6 „Test des S88-Rückmeldemoduls und der Hall-Sensoren“<text:tab/>12</text:p>
          <text:p text:style-name="P61">9.1 <text:s/>Identifikation der Testobjekte<text:tab/>12</text:p>
          <text:p text:style-name="P61">9.2 <text:s/>Test-Identifikation<text:tab/>12</text:p>
          <text:p text:style-name="P61">9.3 <text:s/>Testfallbeschreibung<text:tab/>12</text:p>
          <text:p text:style-name="P61">9.4 <text:s/>Testskript<text:tab/>13</text:p>
          <text:p text:style-name="P61">9.5 <text:s/>Testreferenz<text:tab/>14</text:p>
          <text:p text:style-name="P61">9.6 <text:s/>Test-Protokoll<text:tab/>14</text:p>
          <text:p text:style-name="P60"><text:soft-page-break/>10 <text:s/>Testfall 7 „Test der Not-Aus-Relais“<text:tab/>15</text:p>
          <text:p text:style-name="P61">10.1 <text:s/>Identifikation der Testobjekte<text:tab/>15</text:p>
          <text:p text:style-name="P61">10.2 <text:s/>Check-Liste<text:tab/>15</text:p>
          <text:p text:style-name="P60">11 <text:s/>Testfall 8 „Position der Lokomotiven und Wagons“<text:tab/>16</text:p>
          <text:p text:style-name="P61"><text:s/>Es ist zu beachten, dass dieser Test vor jedem mikrocontrollergesteuertem Fahrbetrieb durchzuführen ist.<text:tab/>16</text:p>
          <text:p text:style-name="P61">11.1 <text:s/>Identifikation der Testobjekte<text:tab/>16</text:p>
          <text:p text:style-name="P61">11.2 <text:s/>Check-Liste<text:tab/>16</text:p>
          <text:p text:style-name="P60">12 <text:s/>Auswertung<text:tab/>17</text:p>
        </text:index-body>
      </text:table-of-content>
      <text:p text:style-name="P11"/>
      <text:h text:style-name="P56" text:outline-level="1"><text:tab/>Testziele</text:h>
      <text:p text:style-name="P11">Der Test der Hardware- und Systemumgebungs-Komponenten dient der Erfüllung des ersten Haupttestziels, sowie dem Hardware-Anteil des zweiten Haupttestziels, welche aus dem zehnten Kapitel des Testplans stammen.</text:p>
      <text:h text:style-name="Heading_20_1" text:outline-level="1"><text:tab/>Testfall 1 „Schienennetz, Sensor- und Magnetpositionen“</text:h>
      <text:h text:style-name="Heading_20_2" text:outline-level="2"><text:tab/>Identifikation der Testobjekte</text:h>
      <text:p text:style-name="Standard">Es werden folgende Komponenten getestet:</text:p>
      <text:list xml:id="list34401814" text:style-name="L1">
        <text:list-item text:start-value="1">
          <text:p text:style-name="P46">Schienennetz</text:p>
        </text:list-item>
        <text:list-item>
          <text:p text:style-name="P46">Sensoren</text:p>
        </text:list-item>
        <text:list-item>
          <text:p text:style-name="P46">Lokomotiven, Wagons, Magnete</text:p>
        </text:list-item>
      </text:list>
      <text:p text:style-name="P14"/>
      <text:h text:style-name="Heading_20_2" text:outline-level="2"><text:tab/>Check-Liste</text:h>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9">Was </text:p>
          </table:table-cell>
          <table:table-cell table:style-name="Tabelle3.A1" office:value-type="string">
            <text:p text:style-name="P19">Prüfhäufigkeit</text:p>
          </table:table-cell>
          <table:table-cell table:style-name="Tabelle3.A1" office:value-type="string">
            <text:p text:style-name="P29">Zustand</text:p>
          </table:table-cell>
          <table:table-cell table:style-name="Tabelle3.D1" office:value-type="string">
            <text:p text:style-name="P29">Bemerkung bei 'niO'</text:p>
          </table:table-cell>
        </table:table-row>
        <table:table-row>
          <table:table-cell table:style-name="Tabelle3.A2" office:value-type="string">
            <text:p text:style-name="P20">Schienennetz laut Abbildung 3 im Kapitel 5.1 des Pflichtenhefts aufgebaut</text:p>
          </table:table-cell>
          <table:table-cell table:style-name="Tabelle3.A2" office:value-type="string">
            <text:p text:style-name="P21">1 mal</text:p>
          </table:table-cell>
          <table:table-cell table:style-name="Tabelle3.A2" office:value-type="string">
            <text:p text:style-name="P29"><draw:control text:anchor-type="paragraph" draw:z-index="34" draw:style-name="gr1" draw:text-style-name="P76" svg:width="0.997cm" svg:height="0.486cm" svg:x="0.538cm" svg:y="0.138cm" draw:control="control1"><svg:title>iO</svg:title></draw:control><draw:control text:anchor-type="paragraph" draw:z-index="35" draw:style-name="gr1" draw:text-style-name="P76" svg:width="1.262cm" svg:height="0.486cm" svg:x="1.819cm" svg:y="0.161cm" draw:control="control2"/></text:p>
          </table:table-cell>
          <table:table-cell table:style-name="Tabelle3.D2" office:value-type="string">
            <text:p text:style-name="P29"/>
          </table:table-cell>
        </table:table-row>
        <table:table-row>
          <table:table-cell table:style-name="Tabelle3.A2" office:value-type="string">
            <text:p text:style-name="P22">Position der Sensoren laut Abbildung 3 im Kapitel 5.1 des Pflichtenhefts</text:p>
          </table:table-cell>
          <table:table-cell table:style-name="Tabelle3.A2" office:value-type="string">
            <text:p text:style-name="P23">1 mal</text:p>
          </table:table-cell>
          <table:table-cell table:style-name="Tabelle3.A2" office:value-type="string">
            <text:p text:style-name="P30"><draw:control text:anchor-type="paragraph" draw:z-index="36" draw:style-name="gr1" draw:text-style-name="P76" svg:width="0.997cm" svg:height="0.486cm" svg:x="0.538cm" svg:y="0.138cm" draw:control="control3"><svg:title>iO</svg:title></draw:control><draw:control text:anchor-type="paragraph" draw:z-index="37" draw:style-name="gr1" draw:text-style-name="P76" svg:width="1.262cm" svg:height="0.486cm" svg:x="1.819cm" svg:y="0.161cm" draw:control="control4"/></text:p>
          </table:table-cell>
          <table:table-cell table:style-name="Tabelle3.D2" office:value-type="string">
            <text:p text:style-name="P30"/>
          </table:table-cell>
        </table:table-row>
        <table:table-row>
          <table:table-cell table:style-name="Tabelle3.A2" office:value-type="string">
            <text:p text:style-name="P22">Ausstattung der Lokomotiven und Wagons mit Magneten entsprechend dem Kapitel 5.2.1 und 5.2.2 des Pflichtenhefts</text:p>
          </table:table-cell>
          <table:table-cell table:style-name="Tabelle3.A2" office:value-type="string">
            <text:p text:style-name="P23">1 mal</text:p>
          </table:table-cell>
          <table:table-cell table:style-name="Tabelle3.A2" office:value-type="string">
            <text:p text:style-name="P30"><draw:control text:anchor-type="paragraph" draw:z-index="38" draw:style-name="gr1" draw:text-style-name="P76" svg:width="0.997cm" svg:height="0.486cm" svg:x="0.538cm" svg:y="0.138cm" draw:control="control5"><svg:title>iO</svg:title></draw:control><draw:control text:anchor-type="paragraph" draw:z-index="39" draw:style-name="gr1" draw:text-style-name="P76" svg:width="1.262cm" svg:height="0.486cm" svg:x="1.819cm" svg:y="0.161cm" draw:control="control6"/></text:p>
          </table:table-cell>
          <table:table-cell table:style-name="Tabelle3.D2" office:value-type="string">
            <text:p text:style-name="P30"/>
          </table:table-cell>
        </table:table-row>
      </table:table>
      <text:p text:style-name="P26"/>
      <text:h text:style-name="P56" text:outline-level="1"><text:tab/>Testfall 2 „Manuelle Verstellbarkeit der Weichen und Entkoppler“</text:h>
      <text:h text:style-name="Heading_20_2" text:outline-level="2"><text:tab/>Identifikation der Testobjekte</text:h>
      <text:p text:style-name="Standard">Es werden folgende Komponenten getestet:</text:p>
      <text:list xml:id="list36439652" text:continue-list="list34401814" text:style-name="L1">
        <text:list-item text:start-value="1">
          <text:p text:style-name="P46">Weichen</text:p>
        </text:list-item>
        <text:list-item>
          <text:p text:style-name="P46">Entkoppler</text:p>
        </text:list-item>
      </text:list>
      <text:p text:style-name="P14"/>
      <text:h text:style-name="Heading_20_2" text:outline-level="2"><text:tab/>Check-Liste</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9">Was </text:p>
          </table:table-cell>
          <table:table-cell table:style-name="Tabelle4.A1" office:value-type="string">
            <text:p text:style-name="P19">Prüfhäufigkeit</text:p>
          </table:table-cell>
          <table:table-cell table:style-name="Tabelle4.A1" office:value-type="string">
            <text:p text:style-name="P29">Zustand</text:p>
          </table:table-cell>
          <table:table-cell table:style-name="Tabelle4.D1" office:value-type="string">
            <text:p text:style-name="P29">Bemerkung bei 'niO'</text:p>
          </table:table-cell>
        </table:table-row>
        <table:table-row>
          <table:table-cell table:style-name="Tabelle4.A2" office:value-type="string">
            <text:p text:style-name="P20">Weiche 'a' lässt sich manuell verstellen </text:p>
          </table:table-cell>
          <table:table-cell table:style-name="Tabelle4.A2" office:value-type="string">
            <text:p text:style-name="P21">2 mal</text:p>
          </table:table-cell>
          <table:table-cell table:style-name="Tabelle4.A2" office:value-type="string">
            <text:p text:style-name="P29"><draw:control text:anchor-type="paragraph" draw:z-index="40" draw:style-name="gr1" draw:text-style-name="P76" svg:width="0.997cm" svg:height="0.486cm" svg:x="0.538cm" svg:y="0.138cm" draw:control="control7"><svg:title>iO</svg:title></draw:control><draw:control text:anchor-type="paragraph" draw:z-index="41" draw:style-name="gr1" draw:text-style-name="P76" svg:width="1.262cm" svg:height="0.486cm" svg:x="1.819cm" svg:y="0.161cm" draw:control="control8"/></text:p>
          </table:table-cell>
          <table:table-cell table:style-name="Tabelle4.D2" office:value-type="string">
            <text:p text:style-name="P29"/>
          </table:table-cell>
        </table:table-row>
        <table:table-row>
          <table:table-cell table:style-name="Tabelle4.A2" office:value-type="string">
            <text:p text:style-name="P22">Weiche 'b' lässt sich manuell verstellen</text:p>
          </table:table-cell>
          <table:table-cell table:style-name="Tabelle4.A2" office:value-type="string">
            <text:p text:style-name="P23">2 mal</text:p>
          </table:table-cell>
          <table:table-cell table:style-name="Tabelle4.A2" office:value-type="string">
            <text:p text:style-name="P30"><draw:control text:anchor-type="paragraph" draw:z-index="42" draw:style-name="gr1" draw:text-style-name="P76" svg:width="0.997cm" svg:height="0.486cm" svg:x="0.538cm" svg:y="0.138cm" draw:control="control9"><svg:title>iO</svg:title></draw:control><draw:control text:anchor-type="paragraph" draw:z-index="43" draw:style-name="gr1" draw:text-style-name="P76" svg:width="1.262cm" svg:height="0.486cm" svg:x="1.819cm" svg:y="0.161cm" draw:control="control10"/></text:p>
          </table:table-cell>
          <table:table-cell table:style-name="Tabelle4.D2" office:value-type="string">
            <text:p text:style-name="P30"/>
          </table:table-cell>
        </table:table-row>
        <table:table-row>
          <table:table-cell table:style-name="Tabelle4.A2" office:value-type="string">
            <text:p text:style-name="P22">Weiche 'c' lässt sich manuell <text:s/>verstellen</text:p>
          </table:table-cell>
          <table:table-cell table:style-name="Tabelle4.A2" office:value-type="string">
            <text:p text:style-name="P23">2 mal</text:p>
          </table:table-cell>
          <table:table-cell table:style-name="Tabelle4.A2" office:value-type="string">
            <text:p text:style-name="P30"><draw:control text:anchor-type="paragraph" draw:z-index="44" draw:style-name="gr1" draw:text-style-name="P76" svg:width="0.997cm" svg:height="0.486cm" svg:x="0.538cm" svg:y="0.138cm" draw:control="control11"><svg:title>iO</svg:title></draw:control><draw:control text:anchor-type="paragraph" draw:z-index="45" draw:style-name="gr1" draw:text-style-name="P76" svg:width="1.262cm" svg:height="0.486cm" svg:x="1.819cm" svg:y="0.161cm" draw:control="control12"/></text:p>
          </table:table-cell>
          <table:table-cell table:style-name="Tabelle4.D2" office:value-type="string">
            <text:p text:style-name="P30"/>
          </table:table-cell>
        </table:table-row>
        <table:table-row>
          <table:table-cell table:style-name="Tabelle4.A2" office:value-type="string">
            <text:p text:style-name="P22">Entkoppler 'E1' lässt sich manuell verstellen</text:p>
          </table:table-cell>
          <table:table-cell table:style-name="Tabelle4.A2" office:value-type="string">
            <text:p text:style-name="P23">1 mal</text:p>
          </table:table-cell>
          <table:table-cell table:style-name="Tabelle4.A2" office:value-type="string">
            <text:p text:style-name="P30"><draw:control text:anchor-type="paragraph" draw:z-index="46" draw:style-name="gr1" draw:text-style-name="P76" svg:width="0.997cm" svg:height="0.486cm" svg:x="0.538cm" svg:y="0.138cm" draw:control="control13"><svg:title>iO</svg:title></draw:control><draw:control text:anchor-type="paragraph" draw:z-index="47" draw:style-name="gr1" draw:text-style-name="P76" svg:width="1.262cm" svg:height="0.486cm" svg:x="1.819cm" svg:y="0.161cm" draw:control="control14"/></text:p>
          </table:table-cell>
          <table:table-cell table:style-name="Tabelle4.D2" office:value-type="string">
            <text:p text:style-name="P30"/>
          </table:table-cell>
        </table:table-row>
        <table:table-row>
          <table:table-cell table:style-name="Tabelle4.A2" office:value-type="string">
            <text:p text:style-name="P22">Entkoppler 'E2' lässt sich manuell verstellen</text:p>
          </table:table-cell>
          <table:table-cell table:style-name="Tabelle4.A2" office:value-type="string">
            <text:p text:style-name="P23">1 mal</text:p>
          </table:table-cell>
          <table:table-cell table:style-name="Tabelle4.A2" office:value-type="string">
            <text:p text:style-name="P30"><draw:control text:anchor-type="paragraph" draw:z-index="48" draw:style-name="gr1" draw:text-style-name="P76" svg:width="0.997cm" svg:height="0.486cm" svg:x="0.538cm" svg:y="0.138cm" draw:control="control15"><svg:title>iO</svg:title></draw:control><draw:control text:anchor-type="paragraph" draw:z-index="49" draw:style-name="gr1" draw:text-style-name="P76" svg:width="1.262cm" svg:height="0.486cm" svg:x="1.819cm" svg:y="0.161cm" draw:control="control16"/></text:p>
          </table:table-cell>
          <table:table-cell table:style-name="Tabelle4.D2" office:value-type="string">
            <text:p text:style-name="P30"/>
          </table:table-cell>
        </table:table-row>
      </table:table>
      <text:h text:style-name="Heading_20_1" text:outline-level="1"><text:tab/>Testfall 3 „Ferngesteuerte Verstellbarkeit der Weichen und Entkoppler“</text:h>
      <text:h text:style-name="Heading_20_2" text:outline-level="2"><text:tab/>Identifikation der Testobjekte</text:h>
      <text:p text:style-name="Standard">Es werden folgende Komponenten getestet:</text:p>
      <text:list xml:id="list36438504" text:continue-list="list36439652" text:style-name="L1">
        <text:list-item text:start-value="1">
          <text:p text:style-name="P46">Weichen</text:p>
        </text:list-item>
        <text:list-item>
          <text:p text:style-name="P46">Entkoppler</text:p>
        </text:list-item>
        <text:list-item>
          <text:p text:style-name="P46">Multi-Maus</text:p>
        </text:list-item>
        <text:list-item>
          <text:p text:style-name="P46">DCC-Verstärker + Transformator</text:p>
          <text:p text:style-name="P46"/>
        </text:list-item>
      </text:list>
      <text:p text:style-name="P14"/>
      <text:h text:style-name="Heading_20_2" text:outline-level="2"><text:tab/>Check-Liste</text:h>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35">Was </text:p>
          </table:table-cell>
          <table:table-cell table:style-name="Tabelle5.A1" office:value-type="string">
            <text:p text:style-name="P19">Prüfhäufigkeit</text:p>
          </table:table-cell>
          <table:table-cell table:style-name="Tabelle5.A1" office:value-type="string">
            <text:p text:style-name="P29">Zustand</text:p>
          </table:table-cell>
          <table:table-cell table:style-name="Tabelle5.D1" office:value-type="string">
            <text:p text:style-name="P29">Bemerkung bei 'niO'</text:p>
          </table:table-cell>
        </table:table-row>
        <table:table-row>
          <table:table-cell table:style-name="Tabelle5.A2" office:value-type="string">
            <text:p text:style-name="P20">Weiche 'a' lässt sich mittels Multi-Maus verstellen</text:p>
          </table:table-cell>
          <table:table-cell table:style-name="Tabelle5.A2" office:value-type="string">
            <text:p text:style-name="P36">4 mal</text:p>
          </table:table-cell>
          <table:table-cell table:style-name="Tabelle5.A2" office:value-type="string">
            <text:p text:style-name="P29"><draw:control text:anchor-type="paragraph" draw:z-index="50" draw:style-name="gr1" draw:text-style-name="P76" svg:width="0.997cm" svg:height="0.486cm" svg:x="0.538cm" svg:y="0.138cm" draw:control="control17"><svg:title>iO</svg:title></draw:control><draw:control text:anchor-type="paragraph" draw:z-index="51" draw:style-name="gr1" draw:text-style-name="P76" svg:width="1.262cm" svg:height="0.486cm" svg:x="1.819cm" svg:y="0.161cm" draw:control="control18"/></text:p>
          </table:table-cell>
          <table:table-cell table:style-name="Tabelle5.D2" office:value-type="string">
            <text:p text:style-name="P37"/>
          </table:table-cell>
        </table:table-row>
        <table:table-row>
          <table:table-cell table:style-name="Tabelle5.A2" office:value-type="string">
            <text:p text:style-name="P22">Weiche 'b' lässt sich mittels Multi-Maus verstellen</text:p>
          </table:table-cell>
          <table:table-cell table:style-name="Tabelle5.A2" office:value-type="string">
            <text:p text:style-name="P23">4 mal</text:p>
          </table:table-cell>
          <table:table-cell table:style-name="Tabelle5.A2" office:value-type="string">
            <text:p text:style-name="P30"><draw:control text:anchor-type="paragraph" draw:z-index="52" draw:style-name="gr1" draw:text-style-name="P76" svg:width="0.997cm" svg:height="0.486cm" svg:x="0.538cm" svg:y="0.138cm" draw:control="control19"><svg:title>iO</svg:title></draw:control><draw:control text:anchor-type="paragraph" draw:z-index="53" draw:style-name="gr1" draw:text-style-name="P76" svg:width="1.262cm" svg:height="0.486cm" svg:x="1.819cm" svg:y="0.161cm" draw:control="control20"/></text:p>
          </table:table-cell>
          <table:table-cell table:style-name="Tabelle5.D2" office:value-type="string">
            <text:p text:style-name="P30"/>
          </table:table-cell>
        </table:table-row>
        <table:table-row>
          <table:table-cell table:style-name="Tabelle5.A2" office:value-type="string">
            <text:p text:style-name="P22">Weiche 'c' lässt sich mittels Multi- Maus verstellen</text:p>
          </table:table-cell>
          <table:table-cell table:style-name="Tabelle5.A2" office:value-type="string">
            <text:p text:style-name="P23">4 mal</text:p>
          </table:table-cell>
          <table:table-cell table:style-name="Tabelle5.A2" office:value-type="string">
            <text:p text:style-name="P30"><draw:control text:anchor-type="paragraph" draw:z-index="54" draw:style-name="gr1" draw:text-style-name="P76" svg:width="0.997cm" svg:height="0.486cm" svg:x="0.538cm" svg:y="0.138cm" draw:control="control21"><svg:title>iO</svg:title></draw:control><draw:control text:anchor-type="paragraph" draw:z-index="55" draw:style-name="gr1" draw:text-style-name="P76" svg:width="1.262cm" svg:height="0.486cm" svg:x="1.819cm" svg:y="0.161cm" draw:control="control22"/></text:p>
          </table:table-cell>
          <table:table-cell table:style-name="Tabelle5.D2" office:value-type="string">
            <text:p text:style-name="P30"/>
          </table:table-cell>
        </table:table-row>
        <table:table-row>
          <table:table-cell table:style-name="Tabelle5.A2" office:value-type="string">
            <text:p text:style-name="P22">Entkoppler 'E1' lässt sich mittels Multi-Maus verstellen</text:p>
          </table:table-cell>
          <table:table-cell table:style-name="Tabelle5.A2" office:value-type="string">
            <text:p text:style-name="P23">2 mal</text:p>
          </table:table-cell>
          <table:table-cell table:style-name="Tabelle5.A2" office:value-type="string">
            <text:p text:style-name="P30"><draw:control text:anchor-type="paragraph" draw:z-index="56" draw:style-name="gr1" draw:text-style-name="P76" svg:width="0.997cm" svg:height="0.486cm" svg:x="0.538cm" svg:y="0.138cm" draw:control="control23"><svg:title>iO</svg:title></draw:control><draw:control text:anchor-type="paragraph" draw:z-index="57" draw:style-name="gr1" draw:text-style-name="P76" svg:width="1.262cm" svg:height="0.486cm" svg:x="1.819cm" svg:y="0.161cm" draw:control="control24"/></text:p>
          </table:table-cell>
          <table:table-cell table:style-name="Tabelle5.D2" office:value-type="string">
            <text:p text:style-name="P30"/>
          </table:table-cell>
        </table:table-row>
        <table:table-row>
          <table:table-cell table:style-name="Tabelle5.A2" office:value-type="string">
            <text:p text:style-name="P22">Entkoppler 'E2' lässt sich mittels Multi-Maus verstellen</text:p>
          </table:table-cell>
          <table:table-cell table:style-name="Tabelle5.A2" office:value-type="string">
            <text:p text:style-name="P23">2 mal</text:p>
          </table:table-cell>
          <table:table-cell table:style-name="Tabelle5.A2" office:value-type="string">
            <text:p text:style-name="P30"><draw:control text:anchor-type="paragraph" draw:z-index="58" draw:style-name="gr1" draw:text-style-name="P76" svg:width="0.997cm" svg:height="0.486cm" svg:x="0.538cm" svg:y="0.138cm" draw:control="control25"><svg:title>iO</svg:title></draw:control><draw:control text:anchor-type="paragraph" draw:z-index="59" draw:style-name="gr1" draw:text-style-name="P76" svg:width="1.262cm" svg:height="0.486cm" svg:x="1.819cm" svg:y="0.161cm" draw:control="control26"/></text:p>
          </table:table-cell>
          <table:table-cell table:style-name="Tabelle5.D2" office:value-type="string">
            <text:p text:style-name="P30"/>
          </table:table-cell>
        </table:table-row>
      </table:table>
      <text:h text:style-name="Heading_20_1" text:outline-level="1"><text:tab/>Testfall 4 „Ferngesteuertes Fahren der Lokomotiven“</text:h>
      <text:h text:style-name="Heading_20_2" text:outline-level="2"><text:tab/>Identifikation der Testobjekte</text:h>
      <text:p text:style-name="Standard">Es werden folgende Komponenten getestet:</text:p>
      <text:list xml:id="list36433955" text:continue-list="list36438504" text:style-name="L1">
        <text:list-item text:start-value="1">
          <text:p text:style-name="P46">Lokomotive 1 + 2</text:p>
        </text:list-item>
        <text:list-item>
          <text:p text:style-name="P46">Multi-Maus</text:p>
        </text:list-item>
        <text:list-item>
          <text:p text:style-name="P46">DCC-Verstärker + Transformator</text:p>
          <text:p text:style-name="P46"/>
        </text:list-item>
      </text:list>
      <text:h text:style-name="Heading_20_2" text:outline-level="2"><text:tab/>Check-Liste</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38">Was</text:p>
          </table:table-cell>
          <table:table-cell table:style-name="Tabelle6.A1" office:value-type="string">
            <text:p text:style-name="P39">Prüfhäufigkeit</text:p>
          </table:table-cell>
          <table:table-cell table:style-name="Tabelle6.A1" office:value-type="string">
            <text:p text:style-name="P40">Zustand</text:p>
          </table:table-cell>
          <table:table-cell table:style-name="Tabelle6.D1" office:value-type="string">
            <text:p text:style-name="P41">Bemerkung bei 'niO'</text:p>
          </table:table-cell>
        </table:table-row>
        <table:table-row>
          <table:table-cell table:style-name="Tabelle6.A2" office:value-type="string">
            <text:p text:style-name="P31">Fährt Lokomotive 1 vorwärts</text:p>
          </table:table-cell>
          <table:table-cell table:style-name="Tabelle6.A2" office:value-type="string">
            <text:p text:style-name="P31">Gesamtes Streckennetz 1</text:p>
            <text:p text:style-name="P31">mal abfahren(auch Abstell-</text:p>
            <text:p text:style-name="P31">und Nebengleis)</text:p>
          </table:table-cell>
          <table:table-cell table:style-name="Tabelle6.A2" office:value-type="string">
            <text:p text:style-name="P33"><draw:control text:anchor-type="paragraph" draw:z-index="60" draw:style-name="gr1" draw:text-style-name="P76" svg:width="0.997cm" svg:height="0.486cm" svg:x="0.538cm" svg:y="0.138cm" draw:control="control27"><svg:title>iO</svg:title></draw:control><draw:control text:anchor-type="paragraph" draw:z-index="61" draw:style-name="gr1" draw:text-style-name="P76" svg:width="1.262cm" svg:height="0.486cm" svg:x="1.819cm" svg:y="0.161cm" draw:control="control28"/></text:p>
          </table:table-cell>
          <table:table-cell table:style-name="Tabelle6.D2" office:value-type="string">
            <text:p text:style-name="P43"/>
          </table:table-cell>
        </table:table-row>
        <table:table-row>
          <table:table-cell table:style-name="Tabelle6.A2" office:value-type="string">
            <text:p text:style-name="P32">Fährt Lokomotive 1 rückwärts</text:p>
          </table:table-cell>
          <table:table-cell table:style-name="Tabelle6.A2" office:value-type="string">
            <text:p text:style-name="P31">Gesamtes Streckennetz 1</text:p>
            <text:p text:style-name="P31">mal abfahren(auch Abstell-</text:p>
            <text:p text:style-name="P31">und Nebengleis)</text:p>
          </table:table-cell>
          <table:table-cell table:style-name="Tabelle6.A2" office:value-type="string">
            <text:p text:style-name="P34"><draw:control text:anchor-type="paragraph" draw:z-index="62" draw:style-name="gr1" draw:text-style-name="P76" svg:width="0.997cm" svg:height="0.486cm" svg:x="0.538cm" svg:y="0.138cm" draw:control="control29"><svg:title>iO</svg:title></draw:control><draw:control text:anchor-type="paragraph" draw:z-index="63" draw:style-name="gr1" draw:text-style-name="P76" svg:width="1.262cm" svg:height="0.486cm" svg:x="1.819cm" svg:y="0.161cm" draw:control="control30"/></text:p>
          </table:table-cell>
          <table:table-cell table:style-name="Tabelle6.D2" office:value-type="string">
            <text:p text:style-name="P34"/>
          </table:table-cell>
        </table:table-row>
        <table:table-row>
          <table:table-cell table:style-name="Tabelle6.A2" office:value-type="string">
            <text:p text:style-name="P32">Fährt Lokomotive 2 vorwärts</text:p>
          </table:table-cell>
          <table:table-cell table:style-name="Tabelle6.A2" office:value-type="string">
            <text:p text:style-name="P31">Gesamtes Streckennetz 1</text:p>
            <text:p text:style-name="P31">mal abfahren(auch Abstell-</text:p>
            <text:p text:style-name="P31">und Nebengleis)</text:p>
          </table:table-cell>
          <table:table-cell table:style-name="Tabelle6.A2" office:value-type="string">
            <text:p text:style-name="P34"><draw:control text:anchor-type="paragraph" draw:z-index="64" draw:style-name="gr1" draw:text-style-name="P76" svg:width="0.997cm" svg:height="0.486cm" svg:x="0.538cm" svg:y="0.138cm" draw:control="control31"><svg:title>iO</svg:title></draw:control><draw:control text:anchor-type="paragraph" draw:z-index="65" draw:style-name="gr1" draw:text-style-name="P76" svg:width="1.262cm" svg:height="0.486cm" svg:x="1.819cm" svg:y="0.161cm" draw:control="control32"/></text:p>
          </table:table-cell>
          <table:table-cell table:style-name="Tabelle6.D2" office:value-type="string">
            <text:p text:style-name="P34"/>
          </table:table-cell>
        </table:table-row>
        <table:table-row>
          <table:table-cell table:style-name="Tabelle6.A2" office:value-type="string">
            <text:p text:style-name="P32">Fährt Lokomotive 2 rückwärts</text:p>
          </table:table-cell>
          <table:table-cell table:style-name="Tabelle6.A2" office:value-type="string">
            <text:p text:style-name="P31">Gesamtes Streckennetz 1</text:p>
            <text:p text:style-name="P31">mal abfahren(auch Abstell-</text:p>
            <text:p text:style-name="P31">und Nebengleis)</text:p>
          </table:table-cell>
          <table:table-cell table:style-name="Tabelle6.A2" office:value-type="string">
            <text:p text:style-name="P34"><draw:control text:anchor-type="paragraph" draw:z-index="66" draw:style-name="gr1" draw:text-style-name="P76" svg:width="0.997cm" svg:height="0.486cm" svg:x="0.538cm" svg:y="0.138cm" draw:control="control33"><svg:title>iO</svg:title></draw:control><draw:control text:anchor-type="paragraph" draw:z-index="67" draw:style-name="gr1" draw:text-style-name="P76" svg:width="1.262cm" svg:height="0.486cm" svg:x="1.819cm" svg:y="0.161cm" draw:control="control34"/></text:p>
          </table:table-cell>
          <table:table-cell table:style-name="Tabelle6.D2" office:value-type="string">
            <text:p text:style-name="P34"/>
          </table:table-cell>
        </table:table-row>
      </table:table>
      <text:h text:style-name="Heading_20_1" text:outline-level="1"><text:tab/>Testfall 5 „Mikrocontroller gesteuerter Fahrbefehl “</text:h>
      <text:h text:style-name="Heading_20_2" text:outline-level="2"><text:tab/>Identifikation der Testobjekte</text:h>
      <text:list xml:id="list36453608" text:continue-list="list36433955" text:style-name="L1">
        <text:list-item text:start-value="1">
          <text:p text:style-name="P46">Mikrocontroller</text:p>
        </text:list-item>
        <text:list-item>
          <text:p text:style-name="P46">Arduino</text:p>
        </text:list-item>
        <text:list-item>
          <text:p text:style-name="P46">XPressNet-Adapter</text:p>
        </text:list-item>
        <text:list-item>
          <text:p text:style-name="P46">Multi-Maus</text:p>
        </text:list-item>
        <text:list-item>
          <text:p text:style-name="P46">DCC-Verstärker + Transformator</text:p>
        </text:list-item>
        <text:list-item>
          <text:p text:style-name="P46">Lokomotive 1</text:p>
          <text:p text:style-name="P46"/>
        </text:list-item>
      </text:list>
      <text:h text:style-name="P57" text:outline-level="2"><text:tab/>Test-Identifikation</text:h>
      <text:p text:style-name="P26">Testname:<text:tab/>Test_Hardware</text:p>
      <text:p text:style-name="P25">Verzeichnisse</text:p>
      <text:p text:style-name="P27">Testskripts:<text:tab/>Google Code → Dokumente → 04_Tests → 04.02_Testskript → 04.02.11_Hardware-+System-Komponenten</text:p>
      <text:p text:style-name="P27">Testprotokolle:<text:tab/>Google Code → Dokumente → 04_Tests → 04.03_Testprotokolle → 04.03.11_Hardware-+System-Komponenten</text:p>
      <text:p text:style-name="P26"/>
      <text:h text:style-name="Heading_20_2" text:outline-level="2"><text:tab/>Testfallbeschreibung</text:h>
      <text:p text:style-name="P11">Mit einem Mikrocontroller-Programm wird die Lokomotive 1 dauerhaft auf dem Hauptgleis vorwärts bewegt. Gleichzeitig werden über den Arduino Debug-Ausgaben getätigt. Somit kann sichergestellt werden, dass der Mikrocontroller, die Multimaus, der XpressNet-Adapter, der DCC-Verstärker, die entsprechenden Transformatoren, die Lokomotive 1, der Arduino und die jeweilige Verkabelung funktionstüchtig sind.</text:p>
      <text:p text:style-name="P11">Dieser Test muss sowohl mit dem Mikrocontroller eins und zwei durchgeführt werden.</text:p>
      <text:p text:style-name="P26"/>
      <text:h text:style-name="P57" text:outline-level="2"><text:tab/>Testskript</text:h>
      <text:p text:style-name="P47">Es wird getestet, ob die Lokomotive 1 mindestens drei Runden auf dem Hauptgleis bewegt werden kann. Dazu werden zuerst die Funktionalitäten und somit die Methoden der Software-Module 'RS232-Treiber' und 'Auditing-System' (entsprechend den jeweiligen Moduldesigns) nachgebildet. Anschließend wird der Shared Memory Variable 'EV_RS232_streckenbefehl.weiche' der Wert '0x6' zugewiesen und die Funktion workRS232() aufgerufen. Dann die Variable 'EV_RS232_streckenbefehl.weiche' auf den Wert '0x9' gesetzt und die Funktion workRS232() aufgerufen. Dann die Variable 'EV_RS232_streckenbefehl.weiche' auf den Wert '0xB' gesetzt und die Funktion workRS232() aufgerufen. Die Weichen sind nun so gestellt, dass die Lokomotive das Hauptgleis befährt. </text:p>
      <text:p text:style-name="P47"><text:soft-page-break/>Danach muss die Shared Memory Variable 'EV_RS232_streckenbefehl.lok' auf den Wert '0xE' gesetzt und anschließend die Funktion workRS232() aufgerufen werden, um die Lokomotive 1 mit Fahrgeschwindigkeit vorwärts fahren zu lassen.</text:p>
      <text:p text:style-name="P47">In einer endlosen while-Schleife wird nun die Funktion 'sendMsg(byte module_id, const byte* msg)' mit den den Übergabewerten '0x0' und 'nachricht' aufgerufen. Nachricht ist ein Byte-Array mit folgenden Inhalten: nachricht = [0xFF, 0x0, 0x0, 0xFF, 0xFF, 0x0]. Außerdem wird innerhalb der while-Schleife noch die Funktion 'workAS()' aufgerufen. Danach ist ein Wartezeit zu implementieren, die eine Pause von ca. 5s bewirkt. Somit werden alle 5 Sekunden Nachrichten über den Arduino ausgegeben.</text:p>
      <text:p text:style-name="P49">Dies wird mit folgendem Test-Skript realisiert:</text:p>
      <text:p text:style-name="P51"><text:span text:style-name="T5">siehe 'Google Code → 04_Test → 04.02_Testskripts → </text:span><text:span text:style-name="T4">04.02.11_Hardware-+System-Komponenten</text:span></text:p>
      <text:p text:style-name="P47">Nachdem die Lokomotive drei komplette Rundfahrten absolviert hat, kann der Testfall manuell abgebrochen werden.</text:p>
      <text:p text:style-name="P47"/>
      <text:h text:style-name="Heading_20_2" text:outline-level="2"><text:tab/>Testreferenz</text:h>
      <text:p text:style-name="P28">Die Lokomotive 1 fährt mindestens drei Runden auf dem Hauptgleis. Zeitgleich wird auf einem angeschlossenem Rechner im fünf Sekunden-Takt folgende Nachricht ausgegeben:</text:p>
      <text:p text:style-name="P28">„Unbekannte Fehlermeldung, Fahrend, Fahrend, Unbekannte Fehlermeldung, Unbekannte Fehlermeldung, Fahrbefehl“</text:p>
      <text:p text:style-name="P11"/>
      <text:h text:style-name="P57" text:outline-level="2"><text:tab/>Test-Protokoll</text:h>
      <text:p text:style-name="P12"/>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38">Was</text:p>
          </table:table-cell>
          <table:table-cell table:style-name="Tabelle7.A1" office:value-type="string">
            <text:p text:style-name="P39">Prüfhäufigkeit</text:p>
          </table:table-cell>
          <table:table-cell table:style-name="Tabelle7.A1" office:value-type="string">
            <text:p text:style-name="P40">Ergebnis</text:p>
          </table:table-cell>
          <table:table-cell table:style-name="Tabelle7.D1" office:value-type="string">
            <text:p text:style-name="P41">Bemerkung bei 'niO'</text:p>
          </table:table-cell>
        </table:table-row>
        <table:table-row>
          <table:table-cell table:style-name="Tabelle7.A2" office:value-type="string">
            <text:p text:style-name="P31">Mikrocontroller1 gesteuerter Fahrbefehl </text:p>
          </table:table-cell>
          <table:table-cell table:style-name="Tabelle7.A2" office:value-type="string">
            <text:p text:style-name="P45">1 mal</text:p>
          </table:table-cell>
          <table:table-cell table:style-name="Tabelle7.A2" office:value-type="string">
            <text:p text:style-name="P33"><draw:control text:anchor-type="paragraph" draw:z-index="90" draw:style-name="gr1" draw:text-style-name="P76" svg:width="0.997cm" svg:height="0.486cm" svg:x="0.538cm" svg:y="0.138cm" draw:control="control57"><svg:title>iO</svg:title></draw:control><draw:control text:anchor-type="paragraph" draw:z-index="91" draw:style-name="gr1" draw:text-style-name="P76" svg:width="1.262cm" svg:height="0.486cm" svg:x="1.819cm" svg:y="0.161cm" draw:control="control58"/></text:p>
          </table:table-cell>
          <table:table-cell table:style-name="Tabelle7.D2" office:value-type="string">
            <text:p text:style-name="P43"/>
          </table:table-cell>
        </table:table-row>
        <table:table-row>
          <table:table-cell table:style-name="Tabelle7.A2" office:value-type="string">
            <text:p text:style-name="P31">Mikrocontroller2 gesteuerter Fahrbefehl </text:p>
          </table:table-cell>
          <table:table-cell table:style-name="Tabelle7.A2" office:value-type="string">
            <text:p text:style-name="P45">1 mal</text:p>
          </table:table-cell>
          <table:table-cell table:style-name="Tabelle7.A2" office:value-type="string">
            <text:p text:style-name="P33"><draw:control text:anchor-type="paragraph" draw:z-index="92" draw:style-name="gr1" draw:text-style-name="P76" svg:width="0.997cm" svg:height="0.486cm" svg:x="0.538cm" svg:y="0.138cm" draw:control="control59"><svg:title>iO</svg:title></draw:control><draw:control text:anchor-type="paragraph" draw:z-index="93" draw:style-name="gr1" draw:text-style-name="P76" svg:width="1.262cm" svg:height="0.486cm" svg:x="1.819cm" svg:y="0.161cm" draw:control="control60"/></text:p>
          </table:table-cell>
          <table:table-cell table:style-name="Tabelle7.D2" office:value-type="string">
            <text:p text:style-name="P43"/>
          </table:table-cell>
        </table:table-row>
      </table:table>
      <text:h text:style-name="Heading_20_1" text:outline-level="1"><text:tab/>Testfall 6 „Test des S88-Rückmeldemoduls und der Hall-Sensoren“</text:h>
      <text:h text:style-name="Heading_20_2" text:outline-level="2"><text:tab/>Identifikation der Testobjekte</text:h>
      <text:p text:style-name="Standard">Es werden folgende Komponenten getestet:</text:p>
      <text:list xml:id="list36447060" text:continue-list="list36453608" text:style-name="L1">
        <text:list-item text:start-value="1">
          <text:p text:style-name="P46">Mikrocontroller</text:p>
        </text:list-item>
        <text:list-item>
          <text:p text:style-name="P46">S88-Rückmeldemodul 1 + 2</text:p>
        </text:list-item>
        <text:list-item>
          <text:p text:style-name="P46">Hall-Sensoren</text:p>
        </text:list-item>
        <text:list-item>
          <text:p text:style-name="P46">Multi-Maus</text:p>
        </text:list-item>
        <text:list-item>
          <text:p text:style-name="P46">DCC-Verstärker + Transformator</text:p>
        </text:list-item>
        <text:list-item text:start-value="1">
          <text:p text:style-name="P46">Lokomotive 1 + 2</text:p>
        </text:list-item>
        <text:list-item>
          <text:p text:style-name="P46">Wagons</text:p>
        </text:list-item>
        <text:list-item>
          <text:p text:style-name="P46">Magneten</text:p>
          <text:p text:style-name="P46"/>
        </text:list-item>
      </text:list>
      <text:h text:style-name="P57" text:outline-level="2"><text:tab/>Test-Identifikation</text:h>
      <text:p text:style-name="P26">Testname:<text:tab/>Test_Sensoren</text:p>
      <text:p text:style-name="P25">Verzeichnisse</text:p>
      <text:p text:style-name="P27">Testskripts:<text:tab/>Google Code → Dokumente → 04_Tests → 04.02_Testskript → 04.02.11_Hardware-+System-Komponenten</text:p>
      <text:p text:style-name="P27">Testprotokolle:<text:tab/>Google Code → Dokumente → 04_Tests → 04.03_Testprotokolle → 04.03.11_Hardware-+System-Komponenten</text:p>
      <text:p text:style-name="P26"/>
      <text:h text:style-name="Heading_20_2" text:outline-level="2"><text:tab/>Testfallbeschreibung</text:h>
      <text:p text:style-name="P11">Die beiden Lokomotiven werden mit angekoppelten Wagons nacheinander Multi-Maus-ferngesteuert, jeweils mit langsamer, mittlerer und maximaler Geschwindigkeit über das Streckennetz bewegt. Bei diesem manuellen Fahren muss sichergestellt sein, das jeder Lokomotiven- und Wagon- Magnet alle Hall-Sensoren mindestens einmal passiert und somit schaltet. Zeitgleich läuft auf dem Mikrocontroller dauerhaft ein Steuerprogramm für das S88-Rückmeldemodul, wodurch die jeweiligen Sensordaten kontinuierlich eingelesen werden. Ein Abgriff dieser jeweils vom S88-Rückmeldemodul gelieferten Sensorzustände erfolgt über einen angeschlossenen Logikanalysator „Agilent Logic Wave“. Dessen Binärmesswerte sind mittels Rechnerkopplung und entsprechender Software einsehbar. Somit kann überprüft werden, ob jeder Magnet bei den drei verschiedenen Fahrgeschwindigkeiten ein Sensorsignal für jeden Hall-Sensor erzeugt und somit die hardwareseitige Sensordatenerfassung funktioniert. Dieser Test muss jeweils für das Rückmeldemodul 1 und 2 durchgeführt werden, wodurch auch beide Sensorsätze auf Funktion überprüft werden.</text:p>
      <text:p text:style-name="P11"/>
      <text:h text:style-name="P57" text:outline-level="2"><text:soft-page-break/><text:tab/>Testskript</text:h>
      <text:p text:style-name="P47">Die Steuerung der S88-Rückmeldemodule muss entsprechend dem Moduldesign 'S88-Treiber' nachgebildet werden. Dazu müssen die Signale 'PS', 'Reset' und 'Clock' in vorgegebener zeitlicher Abfolge erzeugt werden. Die folgende Tabelle zeigt die dabei zu verwendende Pinbelegung:</text:p>
      <table:table table:name="Tabelle11" table:style-name="Tabelle11">
        <table:table-column table:style-name="Tabelle11.A"/>
        <table:table-column table:style-name="Tabelle11.B"/>
        <table:table-row table:style-name="Tabelle11.1">
          <table:table-cell table:style-name="Tabelle11.A1" office:value-type="string">
            <text:p text:style-name="P72">Signal</text:p>
          </table:table-cell>
          <table:table-cell table:style-name="Tabelle11.B1" office:value-type="string">
            <text:p text:style-name="P74">Pin</text:p>
          </table:table-cell>
        </table:table-row>
        <table:table-row>
          <table:table-cell table:style-name="Tabelle11.A2" office:value-type="string">
            <text:p text:style-name="P73">PS</text:p>
          </table:table-cell>
          <table:table-cell table:style-name="Tabelle11.B2" office:value-type="string">
            <text:p text:style-name="P75">P5^0</text:p>
          </table:table-cell>
        </table:table-row>
        <table:table-row>
          <table:table-cell table:style-name="Tabelle11.A2" office:value-type="string">
            <text:p text:style-name="P73">Reset</text:p>
          </table:table-cell>
          <table:table-cell table:style-name="Tabelle11.B2" office:value-type="string">
            <text:p text:style-name="P75">P5^1</text:p>
          </table:table-cell>
        </table:table-row>
        <table:table-row>
          <table:table-cell table:style-name="Tabelle11.A2" office:value-type="string">
            <text:p text:style-name="P71">Clock</text:p>
          </table:table-cell>
          <table:table-cell table:style-name="Tabelle11.B2" office:value-type="string">
            <text:p text:style-name="P75">P5^2</text:p>
          </table:table-cell>
        </table:table-row>
      </table:table>
      <text:p text:style-name="P49"/>
      <text:p text:style-name="P49">Zur kontinuierlichen Sensordatenerfassung muss die Signalgenerierung wiederholend in einer Endlosschleife ablaufen.</text:p>
      <text:p text:style-name="P49">Dies wird mit folgendem Test-Skript realisiert:</text:p>
      <text:p text:style-name="P48"><text:span text:style-name="T5">siehe 'Google Code → 04_Test → 04.02_Testskripts → 04.02.11_Hardware-+System-Komponenten</text:span></text:p>
      <text:p text:style-name="P48"><text:span text:style-name="T5"/></text:p>
      <text:p text:style-name="P47">An den in obiger Tabelle benannten Pins, sowie an der 'Data'-Signalleitung des S88-Rückmeldemoduls werden nun die Messleitungen des Logikanalysators „Agilent Logic Wave“ angeschlossen. Dieser ist des weiteren mit dem PC zu verbinden und die Analyse-Software 'Agilent LogicWave' zu starten. Ein bereits beschriebenes manuelles Fahren der Lokomotiven incl. Wagons sollte nun zu auswertbaren Messsignalen auf dem PC führen.</text:p>
      <text:h text:style-name="P58" text:outline-level="2"><text:tab/>Testreferenz</text:h>
      <text:p text:style-name="P28">Jeder Magnet erzeugt für jede der drei verschiedenen Fahrgeschwindigkeiten ein Sensorsignal bei wiederum jedem einzelnen Hall-Sensor.</text:p>
      <text:h text:style-name="P57" text:outline-level="2"><text:tab/>Test-Protokoll</text:h>
      <text:p text:style-name="P11"/>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62">Was</text:p>
          </table:table-cell>
          <table:table-cell table:style-name="Tabelle8.A1" office:value-type="string">
            <text:p text:style-name="P39">Prüfhäufigkeit</text:p>
          </table:table-cell>
          <table:table-cell table:style-name="Tabelle8.A1" office:value-type="string">
            <text:p text:style-name="P40">Ergebnis</text:p>
          </table:table-cell>
          <table:table-cell table:style-name="Tabelle8.D1" office:value-type="string">
            <text:p text:style-name="P41">Bemerkung bei 'niO'</text:p>
          </table:table-cell>
        </table:table-row>
        <table:table-row>
          <table:table-cell table:style-name="Tabelle8.A2" office:value-type="string">
            <text:p text:style-name="P69">Alle Lokomotiven- und Wagon- Magnete erzeugen bei langsamer Fahrgeschwindigkeit Signale am Sensorsatz des Rückmeldemoduls 1</text:p>
          </table:table-cell>
          <table:table-cell table:style-name="Tabelle8.A2" office:value-type="string">
            <text:p text:style-name="P45">1 mal</text:p>
          </table:table-cell>
          <table:table-cell table:style-name="Tabelle8.A2" office:value-type="string">
            <text:p text:style-name="P70"><draw:control text:anchor-type="paragraph" draw:z-index="94" draw:style-name="gr1" draw:text-style-name="P76" svg:width="0.997cm" svg:height="0.486cm" svg:x="0.538cm" svg:y="0.138cm" draw:control="control61"><svg:title>iO</svg:title></draw:control><draw:control text:anchor-type="paragraph" draw:z-index="95" draw:style-name="gr1" draw:text-style-name="P76" svg:width="1.262cm" svg:height="0.486cm" svg:x="1.819cm" svg:y="0.161cm" draw:control="control62"/></text:p>
          </table:table-cell>
          <table:table-cell table:style-name="Tabelle8.D2" office:value-type="string">
            <text:p text:style-name="P43"/>
          </table:table-cell>
        </table:table-row>
        <table:table-row>
          <table:table-cell table:style-name="Tabelle8.A2" office:value-type="string">
            <text:p text:style-name="P69">Alle Lokomotiven- und Wagon- Magnete erzeugen bei mittlerer Fahrgeschwindigkeit Signale am Sensorsatz des Rückmeldemoduls 1</text:p>
          </table:table-cell>
          <table:table-cell table:style-name="Tabelle8.A2" office:value-type="string">
            <text:p text:style-name="P45">1 mal</text:p>
          </table:table-cell>
          <table:table-cell table:style-name="Tabelle8.A2" office:value-type="string">
            <text:p text:style-name="P33"><draw:control text:anchor-type="paragraph" draw:z-index="96" draw:style-name="gr1" draw:text-style-name="P76" svg:width="0.997cm" svg:height="0.486cm" svg:x="0.538cm" svg:y="0.138cm" draw:control="control63"><svg:title>iO</svg:title></draw:control><draw:control text:anchor-type="paragraph" draw:z-index="97" draw:style-name="gr1" draw:text-style-name="P76" svg:width="1.262cm" svg:height="0.486cm" svg:x="1.819cm" svg:y="0.161cm" draw:control="control64"/></text:p>
          </table:table-cell>
          <table:table-cell table:style-name="Tabelle8.D2" office:value-type="string">
            <text:p text:style-name="P43"/>
          </table:table-cell>
        </table:table-row>
        <table:table-row>
          <table:table-cell table:style-name="Tabelle8.A2" office:value-type="string">
            <text:p text:style-name="P69">Alle Lokomotiven- und Wagon- Magnete erzeugen bei schneller Fahrgeschwindigkeit Signale am Sensorsatz des Rückmeldemoduls 1</text:p>
          </table:table-cell>
          <table:table-cell table:style-name="Tabelle8.A2" office:value-type="string">
            <text:p text:style-name="P45">1 mal</text:p>
          </table:table-cell>
          <table:table-cell table:style-name="Tabelle8.A2" office:value-type="string">
            <text:p text:style-name="P33"><draw:control text:anchor-type="paragraph" draw:z-index="98" draw:style-name="gr1" draw:text-style-name="P76" svg:width="0.997cm" svg:height="0.486cm" svg:x="0.538cm" svg:y="0.138cm" draw:control="control65"><svg:title>iO</svg:title></draw:control><draw:control text:anchor-type="paragraph" draw:z-index="99" draw:style-name="gr1" draw:text-style-name="P76" svg:width="1.262cm" svg:height="0.486cm" svg:x="1.819cm" svg:y="0.161cm" draw:control="control66"/></text:p>
          </table:table-cell>
          <table:table-cell table:style-name="Tabelle8.D2" office:value-type="string">
            <text:p text:style-name="P43"/>
          </table:table-cell>
        </table:table-row>
        <table:table-row>
          <table:table-cell table:style-name="Tabelle8.A2" office:value-type="string">
            <text:p text:style-name="P69">Alle Lokomotiven- und Wagon- Magnete erzeugen bei langsamer Fahrgeschwindigkeit Signale am Sensorsatz des Rückmeldemoduls 2</text:p>
          </table:table-cell>
          <table:table-cell table:style-name="Tabelle8.A2" office:value-type="string">
            <text:p text:style-name="P45">1 mal</text:p>
          </table:table-cell>
          <table:table-cell table:style-name="Tabelle8.A2" office:value-type="string">
            <text:p text:style-name="P33"><draw:control text:anchor-type="paragraph" draw:z-index="100" draw:style-name="gr1" draw:text-style-name="P76" svg:width="0.997cm" svg:height="0.486cm" svg:x="0.538cm" svg:y="0.138cm" draw:control="control67"><svg:title>iO</svg:title></draw:control><draw:control text:anchor-type="paragraph" draw:z-index="101" draw:style-name="gr1" draw:text-style-name="P76" svg:width="1.262cm" svg:height="0.486cm" svg:x="1.819cm" svg:y="0.161cm" draw:control="control68"/></text:p>
          </table:table-cell>
          <table:table-cell table:style-name="Tabelle8.D2" office:value-type="string">
            <text:p text:style-name="P43"/>
          </table:table-cell>
        </table:table-row>
        <table:table-row>
          <table:table-cell table:style-name="Tabelle8.A2" office:value-type="string">
            <text:p text:style-name="P69">Alle Lokomotiven- und Wagon- Magnete erzeugen bei mittlerer Fahrgeschwindigkeit Signale am Sensorsatz des Rückmeldemoduls 2</text:p>
          </table:table-cell>
          <table:table-cell table:style-name="Tabelle8.A2" office:value-type="string">
            <text:p text:style-name="P45">1 mal</text:p>
          </table:table-cell>
          <table:table-cell table:style-name="Tabelle8.A2" office:value-type="string">
            <text:p text:style-name="P33"><draw:control text:anchor-type="paragraph" draw:z-index="102" draw:style-name="gr1" draw:text-style-name="P76" svg:width="0.997cm" svg:height="0.486cm" svg:x="0.538cm" svg:y="0.138cm" draw:control="control69"><svg:title>iO</svg:title></draw:control><draw:control text:anchor-type="paragraph" draw:z-index="103" draw:style-name="gr1" draw:text-style-name="P76" svg:width="1.262cm" svg:height="0.486cm" svg:x="1.819cm" svg:y="0.161cm" draw:control="control70"/></text:p>
          </table:table-cell>
          <table:table-cell table:style-name="Tabelle8.D2" office:value-type="string">
            <text:p text:style-name="P43"/>
          </table:table-cell>
        </table:table-row>
        <table:table-row>
          <table:table-cell table:style-name="Tabelle8.A2" office:value-type="string">
            <text:p text:style-name="P69">Alle Lokomotiven- und Wagon- Magnete erzeugen bei schneller Fahrgeschwindigkeit Signale am Sensorsatz des Rückmeldemoduls 2</text:p>
          </table:table-cell>
          <table:table-cell table:style-name="Tabelle8.A2" office:value-type="string">
            <text:p text:style-name="P45">1 mal</text:p>
          </table:table-cell>
          <table:table-cell table:style-name="Tabelle8.A2" office:value-type="string">
            <text:p text:style-name="P33"><draw:control text:anchor-type="paragraph" draw:z-index="104" draw:style-name="gr1" draw:text-style-name="P76" svg:width="0.997cm" svg:height="0.486cm" svg:x="0.538cm" svg:y="0.138cm" draw:control="control71"><svg:title>iO</svg:title></draw:control><draw:control text:anchor-type="paragraph" draw:z-index="105" draw:style-name="gr1" draw:text-style-name="P76" svg:width="1.262cm" svg:height="0.486cm" svg:x="1.819cm" svg:y="0.161cm" draw:control="control72"/></text:p>
          </table:table-cell>
          <table:table-cell table:style-name="Tabelle8.D2" office:value-type="string">
            <text:p text:style-name="P43"/>
          </table:table-cell>
        </table:table-row>
      </table:table>
      <text:p text:style-name="Standard"/>
      <text:h text:style-name="Heading_20_1" text:outline-level="1"><text:tab/>Testfall 7 „Test der Not-Aus-Relais“</text:h>
      <text:h text:style-name="Heading_20_2" text:outline-level="2"><text:tab/>Identifikation der Testobjekte</text:h>
      <text:p text:style-name="Standard">Es werden folgende Komponenten getestet:</text:p>
      <text:list xml:id="list36442402" text:continue-list="list36447060" text:style-name="L1">
        <text:list-item text:start-value="1">
          <text:p text:style-name="P46">Not-Aus-Relais</text:p>
          <text:p text:style-name="P46"/>
        </text:list-item>
      </text:list>
      <text:h text:style-name="Heading_20_2" text:outline-level="2"><text:tab/>Check-Liste</text:h>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44">Was</text:p>
          </table:table-cell>
          <table:table-cell table:style-name="Tabelle9.A1" office:value-type="string">
            <text:p text:style-name="P24">Prüfhäufigkeit</text:p>
          </table:table-cell>
          <table:table-cell table:style-name="Tabelle9.A1" office:value-type="string">
            <text:p text:style-name="P29">Zustand</text:p>
          </table:table-cell>
          <table:table-cell table:style-name="Tabelle9.D1" office:value-type="string">
            <text:p text:style-name="P29">Bemerkung bei 'niO'</text:p>
          </table:table-cell>
        </table:table-row>
        <table:table-row>
          <table:table-cell table:style-name="Tabelle9.A2" office:value-type="string">
            <text:p text:style-name="P20">Not-Aus-Relais 1 schließt bei angelegter Spannung von 5V</text:p>
          </table:table-cell>
          <table:table-cell table:style-name="Tabelle9.A2" office:value-type="string">
            <text:p text:style-name="P21">3 mal</text:p>
          </table:table-cell>
          <table:table-cell table:style-name="Tabelle9.A2" office:value-type="string">
            <text:p text:style-name="P29"><draw:control text:anchor-type="paragraph" draw:z-index="68" draw:style-name="gr1" draw:text-style-name="P76" svg:width="0.997cm" svg:height="0.486cm" svg:x="0.538cm" svg:y="0.138cm" draw:control="control35"><svg:title>iO</svg:title></draw:control><draw:control text:anchor-type="paragraph" draw:z-index="69" draw:style-name="gr1" draw:text-style-name="P76" svg:width="1.262cm" svg:height="0.486cm" svg:x="1.819cm" svg:y="0.161cm" draw:control="control36"/></text:p>
          </table:table-cell>
          <table:table-cell table:style-name="Tabelle9.D2" office:value-type="string">
            <text:p text:style-name="P29"/>
          </table:table-cell>
        </table:table-row>
        <table:table-row>
          <table:table-cell table:style-name="Tabelle9.A2" office:value-type="string">
            <text:p text:style-name="P22">Not-Aus-Relais 1 öffnet bei Wegnahme der Spannung</text:p>
          </table:table-cell>
          <table:table-cell table:style-name="Tabelle9.A2" office:value-type="string">
            <text:p text:style-name="P23">3 mal</text:p>
          </table:table-cell>
          <table:table-cell table:style-name="Tabelle9.A2" office:value-type="string">
            <text:p text:style-name="P30"><draw:control text:anchor-type="paragraph" draw:z-index="70" draw:style-name="gr1" draw:text-style-name="P76" svg:width="0.997cm" svg:height="0.486cm" svg:x="0.538cm" svg:y="0.138cm" draw:control="control37"><svg:title>iO</svg:title></draw:control><draw:control text:anchor-type="paragraph" draw:z-index="71" draw:style-name="gr1" draw:text-style-name="P76" svg:width="1.262cm" svg:height="0.486cm" svg:x="1.819cm" svg:y="0.161cm" draw:control="control38"/></text:p>
          </table:table-cell>
          <table:table-cell table:style-name="Tabelle9.D2" office:value-type="string">
            <text:p text:style-name="P30"/>
          </table:table-cell>
        </table:table-row>
        <table:table-row>
          <table:table-cell table:style-name="Tabelle9.A2" office:value-type="string">
            <text:p text:style-name="P20">Not-Aus-Relais 2 schließt bei angelegter Spannung von 5V</text:p>
          </table:table-cell>
          <table:table-cell table:style-name="Tabelle9.A2" office:value-type="string">
            <text:p text:style-name="P21">3 mal</text:p>
          </table:table-cell>
          <table:table-cell table:style-name="Tabelle9.A2" office:value-type="string">
            <text:p text:style-name="P30"><draw:control text:anchor-type="paragraph" draw:z-index="72" draw:style-name="gr1" draw:text-style-name="P76" svg:width="0.997cm" svg:height="0.486cm" svg:x="0.538cm" svg:y="0.138cm" draw:control="control39"><svg:title>iO</svg:title></draw:control><draw:control text:anchor-type="paragraph" draw:z-index="73" draw:style-name="gr1" draw:text-style-name="P76" svg:width="1.262cm" svg:height="0.486cm" svg:x="1.819cm" svg:y="0.161cm" draw:control="control40"/></text:p>
          </table:table-cell>
          <table:table-cell table:style-name="Tabelle9.D2" office:value-type="string">
            <text:p text:style-name="P30"/>
          </table:table-cell>
        </table:table-row>
        <table:table-row>
          <table:table-cell table:style-name="Tabelle9.A2" office:value-type="string">
            <text:p text:style-name="P22">Not-Aus-Relais 2 öffnet bei Wegnahme der Spannung</text:p>
          </table:table-cell>
          <table:table-cell table:style-name="Tabelle9.A2" office:value-type="string">
            <text:p text:style-name="P23">3 mal</text:p>
          </table:table-cell>
          <table:table-cell table:style-name="Tabelle9.A2" office:value-type="string">
            <text:p text:style-name="P30"><draw:control text:anchor-type="paragraph" draw:z-index="74" draw:style-name="gr1" draw:text-style-name="P76" svg:width="0.997cm" svg:height="0.486cm" svg:x="0.538cm" svg:y="0.138cm" draw:control="control41"><svg:title>iO</svg:title></draw:control><draw:control text:anchor-type="paragraph" draw:z-index="75" draw:style-name="gr1" draw:text-style-name="P76" svg:width="1.262cm" svg:height="0.486cm" svg:x="1.819cm" svg:y="0.161cm" draw:control="control42"/></text:p>
          </table:table-cell>
          <table:table-cell table:style-name="Tabelle9.D2" office:value-type="string">
            <text:p text:style-name="P30"/>
          </table:table-cell>
        </table:table-row>
      </table:table>
      <text:h text:style-name="Heading_20_1" text:outline-level="1"><text:tab/>Testfall 8 „Position der Lokomotiven und Wagons“</text:h>
      <text:h text:style-name="P59" text:outline-level="2" text:is-list-header="true">Es ist zu beachten, dass dieser Test vor jedem mikrocontrollergesteuertem Fahrbetrieb durchzuführen ist.</text:h>
      <text:h text:style-name="Heading_20_2" text:outline-level="2"><text:tab/>Identifikation der Testobjekte</text:h>
      <text:p text:style-name="Standard">Es werden folgende Komponenten getestet:</text:p>
      <text:list xml:id="list36441882" text:continue-list="list36442402" text:style-name="L1">
        <text:list-item text:start-value="1">
          <text:p text:style-name="P46">Lokomotiven</text:p>
        </text:list-item>
        <text:list-item>
          <text:p text:style-name="P46">Wagons</text:p>
          <text:p text:style-name="P46"/>
        </text:list-item>
      </text:list>
      <text:h text:style-name="Heading_20_2" text:outline-level="2"><text:tab/>Check-Liste</text:h>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P42">Was </text:p>
          </table:table-cell>
          <table:table-cell table:style-name="Tabelle10.A1" office:value-type="string">
            <text:p text:style-name="P19">Prüfhäufigkeit</text:p>
          </table:table-cell>
          <table:table-cell table:style-name="Tabelle10.A1" office:value-type="string">
            <text:p text:style-name="P29">Zustand</text:p>
          </table:table-cell>
          <table:table-cell table:style-name="Tabelle10.D1" office:value-type="string">
            <text:p text:style-name="P29">Bemerkung bei 'niO'</text:p>
          </table:table-cell>
        </table:table-row>
        <table:table-row>
          <table:table-cell table:style-name="Tabelle10.A2" office:value-type="string">
            <text:p text:style-name="P20">Position Lokomotive 1 ist auf Gleisabschnitt 7, Fahrtrichtung entgegen dem Uhrzeigersinn</text:p>
          </table:table-cell>
          <table:table-cell table:style-name="Tabelle10.A2" office:value-type="string">
            <text:p text:style-name="P21">1 mal</text:p>
          </table:table-cell>
          <table:table-cell table:style-name="Tabelle10.A2" office:value-type="string">
            <text:p text:style-name="P29"><draw:control text:anchor-type="paragraph" draw:z-index="76" draw:style-name="gr1" draw:text-style-name="P76" svg:width="0.997cm" svg:height="0.486cm" svg:x="0.538cm" svg:y="0.138cm" draw:control="control43"><svg:title>iO</svg:title></draw:control><draw:control text:anchor-type="paragraph" draw:z-index="77" draw:style-name="gr1" draw:text-style-name="P76" svg:width="1.262cm" svg:height="0.486cm" svg:x="1.819cm" svg:y="0.161cm" draw:control="control44"/></text:p>
          </table:table-cell>
          <table:table-cell table:style-name="Tabelle10.D2" office:value-type="string">
            <text:p text:style-name="P29"/>
          </table:table-cell>
        </table:table-row>
        <table:table-row>
          <table:table-cell table:style-name="Tabelle10.A2" office:value-type="string">
            <text:p text:style-name="P22">Position Lokomotive 2 ist auf Gleisabschnitt 8, Fahrtrichtung entgegen dem Uhrzeigersinn</text:p>
          </table:table-cell>
          <table:table-cell table:style-name="Tabelle10.A2" office:value-type="string">
            <text:p text:style-name="P23">1 mal</text:p>
          </table:table-cell>
          <table:table-cell table:style-name="Tabelle10.A2" office:value-type="string">
            <text:p text:style-name="P30"><draw:control text:anchor-type="paragraph" draw:z-index="78" draw:style-name="gr1" draw:text-style-name="P76" svg:width="0.997cm" svg:height="0.486cm" svg:x="0.538cm" svg:y="0.138cm" draw:control="control45"><svg:title>iO</svg:title></draw:control><draw:control text:anchor-type="paragraph" draw:z-index="79" draw:style-name="gr1" draw:text-style-name="P76" svg:width="1.262cm" svg:height="0.486cm" svg:x="1.819cm" svg:y="0.161cm" draw:control="control46"/></text:p>
          </table:table-cell>
          <table:table-cell table:style-name="Tabelle10.D2" office:value-type="string">
            <text:p text:style-name="P30"/>
          </table:table-cell>
        </table:table-row>
        <table:table-row>
          <table:table-cell table:style-name="Tabelle10.A2" office:value-type="string">
            <text:p text:style-name="P22">Personenwagon 1 fest an Lokomotive 1 gekoppelt</text:p>
          </table:table-cell>
          <table:table-cell table:style-name="Tabelle10.A2" office:value-type="string">
            <text:p text:style-name="P23">1 mal</text:p>
          </table:table-cell>
          <table:table-cell table:style-name="Tabelle10.A2" office:value-type="string">
            <text:p text:style-name="P30"><draw:control text:anchor-type="paragraph" draw:z-index="80" draw:style-name="gr1" draw:text-style-name="P76" svg:width="0.997cm" svg:height="0.486cm" svg:x="0.538cm" svg:y="0.138cm" draw:control="control47"><svg:title>iO</svg:title></draw:control><draw:control text:anchor-type="paragraph" draw:z-index="81" draw:style-name="gr1" draw:text-style-name="P76" svg:width="1.262cm" svg:height="0.486cm" svg:x="1.819cm" svg:y="0.161cm" draw:control="control48"/></text:p>
          </table:table-cell>
          <table:table-cell table:style-name="Tabelle10.D2" office:value-type="string">
            <text:p text:style-name="P30"/>
          </table:table-cell>
        </table:table-row>
        <table:table-row>
          <table:table-cell table:style-name="Tabelle10.A2" office:value-type="string">
            <text:p text:style-name="P22">Personenwagon 2 fest an Personenwagon 1 gekoppelt</text:p>
          </table:table-cell>
          <table:table-cell table:style-name="Tabelle10.A2" office:value-type="string">
            <text:p text:style-name="P23">1 mal</text:p>
          </table:table-cell>
          <table:table-cell table:style-name="Tabelle10.A2" office:value-type="string">
            <text:p text:style-name="P30"><draw:control text:anchor-type="paragraph" draw:z-index="82" draw:style-name="gr1" draw:text-style-name="P76" svg:width="0.997cm" svg:height="0.486cm" svg:x="0.538cm" svg:y="0.138cm" draw:control="control49"><svg:title>iO</svg:title></draw:control><draw:control text:anchor-type="paragraph" draw:z-index="83" draw:style-name="gr1" draw:text-style-name="P76" svg:width="1.262cm" svg:height="0.486cm" svg:x="1.819cm" svg:y="0.161cm" draw:control="control50"/></text:p>
          </table:table-cell>
          <table:table-cell table:style-name="Tabelle10.D2" office:value-type="string">
            <text:p text:style-name="P30"/>
          </table:table-cell>
        </table:table-row>
        <table:table-row>
          <table:table-cell table:style-name="Tabelle10.A2" office:value-type="string">
            <text:p text:style-name="P22">Position Güterwagon 'schwarz' ist auf Gleisabschnitt 2</text:p>
          </table:table-cell>
          <table:table-cell table:style-name="Tabelle10.A2" office:value-type="string">
            <text:p text:style-name="P23">1 mal</text:p>
          </table:table-cell>
          <table:table-cell table:style-name="Tabelle10.A2" office:value-type="string">
            <text:p text:style-name="P30"><draw:control text:anchor-type="paragraph" draw:z-index="84" draw:style-name="gr1" draw:text-style-name="P76" svg:width="0.997cm" svg:height="0.486cm" svg:x="0.538cm" svg:y="0.138cm" draw:control="control51"><svg:title>iO</svg:title></draw:control><draw:control text:anchor-type="paragraph" draw:z-index="85" draw:style-name="gr1" draw:text-style-name="P76" svg:width="1.262cm" svg:height="0.486cm" svg:x="1.819cm" svg:y="0.161cm" draw:control="control52"/></text:p>
          </table:table-cell>
          <table:table-cell table:style-name="Tabelle10.D2" office:value-type="string">
            <text:p text:style-name="P30"/>
          </table:table-cell>
        </table:table-row>
        <table:table-row>
          <table:table-cell table:style-name="Tabelle10.A2" office:value-type="string">
            <text:p text:style-name="P22">Position Güterwagon 'rot' ist auf Gleisabschnitt 2 und fest an Güterwagon 'schwarz' gekoppelt</text:p>
          </table:table-cell>
          <table:table-cell table:style-name="Tabelle10.A2" office:value-type="string">
            <text:p text:style-name="P23">1 mal</text:p>
          </table:table-cell>
          <table:table-cell table:style-name="Tabelle10.A2" office:value-type="string">
            <text:p text:style-name="P30"><draw:control text:anchor-type="paragraph" draw:z-index="86" draw:style-name="gr1" draw:text-style-name="P76" svg:width="0.997cm" svg:height="0.486cm" svg:x="0.538cm" svg:y="0.138cm" draw:control="control53"><svg:title>iO</svg:title></draw:control><draw:control text:anchor-type="paragraph" draw:z-index="87" draw:style-name="gr1" draw:text-style-name="P76" svg:width="1.262cm" svg:height="0.486cm" svg:x="1.819cm" svg:y="0.161cm" draw:control="control54"/></text:p>
          </table:table-cell>
          <table:table-cell table:style-name="Tabelle10.D2" office:value-type="string">
            <text:p text:style-name="P30"/>
          </table:table-cell>
        </table:table-row>
        <table:table-row>
          <table:table-cell table:style-name="Tabelle10.A2" office:value-type="string">
            <text:p text:style-name="P22">Position Güterwagon 'braun' ist auf Gleisabschnitt 2 und fest an Güterwagon 'rot' gekoppelt</text:p>
          </table:table-cell>
          <table:table-cell table:style-name="Tabelle10.A2" office:value-type="string">
            <text:p text:style-name="P23">1 mal</text:p>
          </table:table-cell>
          <table:table-cell table:style-name="Tabelle10.A2" office:value-type="string">
            <text:p text:style-name="P30"><draw:control text:anchor-type="paragraph" draw:z-index="88" draw:style-name="gr1" draw:text-style-name="P76" svg:width="0.997cm" svg:height="0.486cm" svg:x="0.538cm" svg:y="0.138cm" draw:control="control55"><svg:title>iO</svg:title></draw:control><draw:control text:anchor-type="paragraph" draw:z-index="89" draw:style-name="gr1" draw:text-style-name="P76" svg:width="1.262cm" svg:height="0.486cm" svg:x="1.819cm" svg:y="0.161cm" draw:control="control56"/></text:p>
          </table:table-cell>
          <table:table-cell table:style-name="Tabelle10.D2" office:value-type="string">
            <text:p text:style-name="P30"/>
          </table:table-cell>
        </table:table-row>
      </table:table>
      <text:h text:style-name="Heading_20_1" text:outline-level="1"><text:s/>Auswertung</text:h>
      <text:p text:style-name="P13">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2cm" fo:margin-left="0cm" fo:margin-right="-0.004cm" table:align="margins" style:writing-mode="lr-tb"/>
    </style:style>
    <style:style style:name="Tabelle2.A" style:family="table-column">
      <style:table-column-properties style:column-width="8.631cm" style:rel-column-width="31951*"/>
    </style:style>
    <style:style style:name="Tabelle2.B" style:family="table-column">
      <style:table-column-properties style:column-width="2.29cm" style:rel-column-width="8475*"/>
    </style:style>
    <style:style style:name="Tabelle2.C" style:family="table-column">
      <style:table-column-properties style:column-width="6.782cm" style:rel-column-width="25109*"/>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Hardware- und System-Komponenten</text:reference-ref></text:p>
              </table:table-cell>
              <table:table-cell table:style-name="Tabelle2.A1" office:value-type="string">
                <text:p text:style-name="MP2"/>
              </table:table-cell>
              <table:table-cell table:style-name="Tabelle2.A1" office:value-type="string">
                <text:p text:style-name="MP3"><text:chapter text:display="name" text:outline-level="1">Historie</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text:p></draw:text-box></draw:frame></text:p>
      </style:header>
      <style:footer>
        <text:p text:style-name="Footer"><draw:frame draw:style-name="Mfr1" draw:name="Rahmen8" text:anchor-type="char" svg:x="0cm" svg:y="27.303cm" svg:width="17.701cm" svg:height="0.4cm" draw:z-index="29"><draw:text-box><text:p text:style-name="MP6"/></draw:text-box></draw:frame><text:tab/>Version <text:span text:style-name="MT1"><text:reference-ref text:reference-format="text" text:ref-name="Version">0.3</text:reference-ref></text:span> vom <text:modification-date style:data-style-name="N36">16.06.2010</text:modification-date><text:tab/>Seite <text:page-number text:select-page="current">1</text:page-number>/<text:page-count style:num-format="1">17</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Hardware- und System-Komponenten</text:reference-ref></text:span><draw:frame draw:style-name="Mfr1" draw:name="Rahmen11" text:anchor-type="char" svg:x="0cm" svg:y="4.501cm" svg:width="17.701cm" svg:height="0.4cm" draw:z-index="3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3"><draw:text-box><text:p text:style-name="MP6"/></draw:text-box></draw:frame><text:tab/>Version <text:span text:style-name="MT1"><text:reference-ref text:reference-format="text" text:ref-name="Version">0.3</text:reference-ref></text:span> vom <text:modification-date style:data-style-name="N36">16.06.2010</text:modification-date><text:tab/>Seite <text:page-number text:select-page="current">1</text:page-number>/<text:page-count style:num-format="1">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30</meta:editing-cycles>
    <meta:editing-duration>PT26H50M47S</meta:editing-duration>
    <dc:date>2010-06-16T16:32:52.40</dc:date>
    <dc:creator>Norman Nieß</dc:creator>
    <meta:document-statistic meta:table-count="11" meta:image-count="0" meta:object-count="0" meta:page-count="17" meta:paragraph-count="292" meta:word-count="1689" meta:character-count="12647"/>
    <meta:user-defined meta:name="Info 1"/>
    <meta:user-defined meta:name="Info 2"/>
    <meta:user-defined meta:name="Info 3"/>
    <meta:user-defined meta:name="Info 4"/>
  </office:meta>
</office:document-meta>
</file>